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AE0000016D13CC4E16F013F471.png" manifest:media-type="image/png"/>
  <manifest:file-entry manifest:full-path="Pictures/100000000000049E000007DDBD451BC22AB97788.gif" manifest:media-type="image/gif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lbany" svg:font-family="Albany"/>
    <style:font-face style:name="Arial" svg:font-family="Arial"/>
    <style:font-face style:name="Arial Narrow" svg:font-family="'Arial Narrow'" style:font-family-generic="roman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, Arial" style:font-family-generic="swiss"/>
    <style:font-face style:name="ArialMT" svg:font-family="ArialMT" style:font-family-generic="swiss"/>
    <style:font-face style:name="ArialMT1" svg:font-family="ArialMT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family-generic="roman" style:font-pitch="variable"/>
    <style:font-face style:name="Courier New3" svg:font-family="'Courier New'" style:font-family-generic="system" style:font-pitch="variable"/>
    <style:font-face style:name="EurostileT" svg:font-family="EurostileT" style:font-family-generic="system" style:font-pitch="variable"/>
    <style:font-face style:name="HG Mincho Light J" svg:font-family="'HG Mincho Light J', msmincho" style:font-pitch="variable"/>
    <style:font-face style:name="Helvetica-Bold" svg:font-family="Helvetica-Bold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OpenSymbol1" svg:font-family="OpenSymbol, 'Arial Unicode MS'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StarSymbol2" svg:font-family="StarSymbol, 'Arial Unicode MS'" style:font-charset="x-symbol"/>
    <style:font-face style:name="Symbol" svg:font-family="Symbol"/>
    <style:font-face style:name="Symbol1" svg:font-family="Symbol" style:font-charset="x-symbol"/>
    <style:font-face style:name="Symbol2" svg:font-family="Symbol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vers 55" svg:font-family="'Univers 55'" style:font-family-generic="roman" style:font-pitch="variable"/>
    <style:font-face style:name="Univers 551" svg:font-family="'Univers 55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Verdana2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45cm" fo:margin-top="0cm" fo:margin-bottom="0cm" style:contextual-spacing="false" fo:line-height="100%" fo:text-align="justify" style:justify-single-word="false" fo:orphans="0" fo:widows="0" fo:text-indent="0cm" style:auto-text-indent="false" style:text-autospace="none"/>
      <style:text-properties style:font-name="Arial2" fo:font-size="11pt" officeooo:paragraph-rsid="0012e362" style:font-size-asian="11pt" style:font-size-complex="11pt"/>
    </style:style>
    <style:style style:name="P2" style:family="paragraph" style:parent-style-name="Normal">
      <style:paragraph-properties fo:margin-left="0cm" fo:margin-right="0.025cm" fo:text-align="justify" style:justify-single-word="false" fo:text-indent="0cm" style:auto-text-indent="false"/>
      <style:text-properties style:font-name="Arial2" fo:font-size="11pt" fo:language="es" fo:country="ES" fo:font-weight="normal" style:font-size-asian="11pt" style:font-weight-asian="normal" style:font-size-complex="11pt" style:font-weight-complex="normal"/>
    </style:style>
    <style:style style:name="P3" style:family="paragraph" style:parent-style-name="Normal">
      <style:paragraph-properties fo:margin-left="0cm" fo:margin-right="0.025cm" fo:text-align="justify" style:justify-single-word="false" fo:hyphenation-ladder-count="no-limit" fo:text-indent="0cm" style:auto-text-indent="false"/>
      <style:text-properties style:font-name="Arial2" fo:font-size="11pt" fo:language="es" fo:country="ES" fo:font-weight="normal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Normal">
      <style:paragraph-properties fo:margin-left="0cm" fo:margin-right="0.025cm" fo:text-align="justify" style:justify-single-word="false" fo:text-indent="0cm" style:auto-text-indent="false"/>
      <style:text-properties style:font-name="Arial2" fo:font-size="11pt" fo:language="es" fo:country="ES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hyphenation-ladder-count="no-limit" fo:text-indent="0cm" style:auto-text-indent="false">
        <style:tab-stops>
          <style:tab-stop style:position="15.753cm"/>
        </style:tab-stops>
      </style:paragraph-properties>
      <style:text-properties style:font-name="Arial2" fo:font-size="11pt" fo:language="es" fo:country="ES" style:text-underline-style="none" fo:font-weight="bold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Body_20_Text_20_2">
      <style:paragraph-properties fo:margin-left="0cm" fo:margin-right="0.025cm" fo:margin-top="0cm" fo:margin-bottom="0cm" style:contextual-spacing="false" fo:line-height="100%" fo:text-align="justify" style:justify-single-word="false" fo:orphans="0" fo:widows="0" fo:hyphenation-ladder-count="no-limit" fo:text-indent="0cm" style:auto-text-indent="false">
        <style:tab-stops>
          <style:tab-stop style:position="2.54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</style:tab-stops>
      </style:paragraph-properties>
      <style:text-properties style:font-name="Arial2" fo:font-size="11pt" fo:language="ca" fo:country="ES" fo:font-weight="normal" officeooo:paragraph-rsid="0012e362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Frame_20_contents">
      <style:paragraph-properties fo:margin-top="0cm" fo:margin-bottom="0cm" style:contextual-spacing="false" fo:text-align="justify" style:justify-single-word="false"/>
      <style:text-properties fo:color="#333333" loext:opacity="100%" fo:font-size="15.1999998092651pt" fo:font-weight="bold" style:font-size-asian="15.1999998092651pt" style:font-weight-asian="bold" style:font-size-complex="15.1999998092651pt" style:font-weight-complex="bold"/>
    </style:style>
    <style:style style:name="P8" style:family="paragraph" style:parent-style-name="Frame_20_contents">
      <style:paragraph-properties fo:margin-top="0cm" fo:margin-bottom="0cm" style:contextual-spacing="false" fo:text-align="justify" style:justify-single-word="false"/>
      <style:text-properties fo:color="#333333" loext:opacity="100%" fo:font-size="9.80000019073486pt" fo:font-weight="normal" style:font-size-asian="9.80000019073486pt" style:font-weight-asian="normal" style:font-size-complex="9.80000019073486pt" style:font-weight-complex="normal"/>
    </style:style>
    <style:style style:name="P9" style:family="paragraph" style:parent-style-name="Frame_20_contents">
      <style:paragraph-properties fo:margin-top="0cm" fo:margin-bottom="0cm" style:contextual-spacing="false" fo:text-align="justify" style:justify-single-word="false"/>
      <style:text-properties fo:color="#333333" loext:opacity="100%" fo:font-size="9.5pt" fo:font-weight="normal" style:font-size-asian="9.5pt" style:font-weight-asian="normal" style:font-size-complex="9.5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0cm" style:auto-text-indent="false">
        <style:tab-stops>
          <style:tab-stop style:position="2.54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1pt" fo:letter-spacing="normal" fo:language="es" fo:country="ES" fo:font-style="normal" fo:text-shadow="none" style:text-underline-style="none" fo:font-weight="normal" officeooo:rsid="0000c375" officeooo:paragraph-rsid="0012e362" style:text-underline-mode="continuous" style:text-overline-mode="continuous" style:text-line-through-mode="continuous" style:letter-kerning="false" fo:background-color="transparent" style:font-name-asian="Arial2" style:font-size-asian="11pt" style:language-asian="zxx" style:country-asian="none" style:font-style-asian="normal" style:font-weight-asian="normal" style:font-name-complex="Arial2" style:font-size-complex="11pt" style:language-complex="zxx" style:country-complex="none" style:font-style-complex="normal" style:font-weight-complex="normal" style:text-rotation-angle="0" style:text-rotation-scale="line-height" style:text-emphasize="none" style:text-combine="none" style:text-scale="100%" style:font-relief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Normal">
      <style:paragraph-properties fo:margin-left="0cm" fo:margin-right="0.025cm" fo:text-align="justify" style:justify-single-word="false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>
        <style:tab-stops>
          <style:tab-stop style:position="2.54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</style:tab-stops>
      </style:paragraph-properties>
      <style:text-properties style:font-name="Arial2" fo:font-size="11pt" fo:language="es" fo:country="ES" fo:font-weight="normal" officeooo:paragraph-rsid="009a1ea8" style:font-size-asian="11pt" style:font-weight-asian="normal" style:font-size-complex="11pt" style:font-weight-complex="normal"/>
    </style:style>
    <style:style style:name="P13" style:family="paragraph" style:parent-style-name="Heading_20_2">
      <style:paragraph-properties fo:margin-left="0.018cm" fo:margin-right="0cm" fo:line-height="0.423cm" fo:text-align="justify" style:justify-single-word="false" fo:text-indent="-0.018cm" style:auto-text-indent="false" fo:break-before="page" style:text-autospace="none">
        <style:tab-stops/>
      </style:paragraph-properties>
      <style:text-properties style:font-name="Arial2" fo:font-size="9pt" fo:language="es" fo:country="ES" fo:font-weight="normal" style:font-size-asian="9pt" style:font-weight-asian="normal" style:font-size-complex="9pt" style:font-weight-complex="normal"/>
    </style:style>
    <style:style style:name="P14" style:family="paragraph" style:parent-style-name="Heading_20_2">
      <style:paragraph-properties fo:margin-left="0.018cm" fo:margin-right="0cm" fo:line-height="0.423cm" fo:text-align="justify" style:justify-single-word="false" fo:text-indent="-0.018cm" style:auto-text-indent="false" style:text-autospace="none">
        <style:tab-stops/>
      </style:paragraph-properties>
      <style:text-properties style:font-name="Arial2" fo:font-size="9pt" fo:letter-spacing="-0.005cm" fo:language="es" fo:country="ES" style:text-underline-style="none" fo:font-weight="normal" style:font-name-asian="Courier New" style:font-size-asian="9pt" style:font-weight-asian="normal" style:font-name-complex="Courier New" style:font-size-complex="9pt" style:font-weight-complex="normal"/>
    </style:style>
    <style:style style:name="P15" style:family="paragraph" style:parent-style-name="Normal" style:master-page-name="PaginaDerecha_5f_plantilla">
      <style:paragraph-properties fo:margin-left="0cm" fo:margin-right="0cm" fo:margin-top="0cm" fo:margin-bottom="0cm" style:contextual-spacing="false" fo:line-height="100%" fo:text-align="justify" style:justify-single-word="false" fo:hyphenation-ladder-count="no-limit" fo:text-indent="0cm" style:auto-text-indent="false" style:page-number="auto" fo:break-before="page"/>
      <style:text-properties style:font-name="Arial2" fo:font-size="11pt" fo:language="es" fo:country="ES" fo:font-weight="normal" officeooo:paragraph-rsid="007f3183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hyphenation-ladder-count="no-limit" fo:text-indent="0cm" style:auto-text-indent="false"/>
      <style:text-properties style:font-name="Arial2" fo:font-size="11pt" fo:language="es" fo:country="ES" fo:font-weight="normal" officeooo:paragraph-rsid="007f3183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Normal">
      <style:paragraph-properties fo:margin-left="0cm" fo:margin-right="0.025cm" fo:text-align="justify" style:justify-single-word="false" fo:hyphenation-ladder-count="no-limit" fo:text-indent="0cm" style:auto-text-indent="false"/>
      <style:text-properties style:font-name="Arial2" fo:font-size="11pt" fo:language="es" fo:country="ES" fo:font-weight="normal" officeooo:rsid="00a08b66" officeooo:paragraph-rsid="00a08b66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Normal">
      <style:paragraph-properties fo:text-align="justify" style:justify-single-word="false" fo:hyphenation-ladder-count="no-limit"/>
      <style:text-properties style:font-name="Arial2" fo:font-size="11pt" fo:language="es" fo:country="ES" fo:font-weight="normal" officeooo:rsid="00a08b66" officeooo:paragraph-rsid="00a08b66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Normal" style:list-style-name="L1">
      <style:paragraph-properties fo:text-align="justify" style:justify-single-word="false" fo:hyphenation-ladder-count="no-limit"/>
      <style:text-properties style:font-name="Arial2" fo:font-size="11pt" fo:language="es" fo:country="ES" fo:font-weight="normal" officeooo:rsid="00a08b66" officeooo:paragraph-rsid="00a08b66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Normal" style:list-style-name="L2">
      <style:paragraph-properties fo:text-align="justify" style:justify-single-word="false" fo:hyphenation-ladder-count="no-limit"/>
      <style:text-properties style:font-name="Arial2" fo:font-size="11pt" fo:language="es" fo:country="ES" fo:font-weight="normal" officeooo:rsid="00a08b66" officeooo:paragraph-rsid="00a08b66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hyphenation-ladder-count="no-limit" fo:text-indent="0cm" style:auto-text-indent="false"/>
      <style:text-properties style:font-name="Arial2" fo:font-size="11pt" fo:language="es" fo:country="ES" fo:font-weight="normal" officeooo:rsid="00a104bc" officeooo:paragraph-rsid="00a104bc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Normal">
      <style:paragraph-properties fo:margin-left="0cm" fo:margin-right="0.025cm" fo:text-align="justify" style:justify-single-word="false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Normal">
      <style:paragraph-properties fo:text-align="justify" style:justify-single-word="false" fo:hyphenation-ladder-count="no-limit"/>
      <style:text-properties officeooo:rsid="00a08b66" officeooo:paragraph-rsid="00a08b6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Normal">
      <style:paragraph-properties fo:margin-left="0cm" fo:margin-right="0.025cm" fo:text-align="justify" style:justify-single-word="false" fo:hyphenation-ladder-count="no-limit" fo:text-indent="0cm" style:auto-text-indent="false"/>
      <style:text-properties fo:color="#000000" loext:opacity="100%" style:font-name="Arial2" fo:font-size="11pt" fo:language="es" fo:country="ES" fo:background-color="transparent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style:use-window-font-color="true" loext:opacity="0%" style:font-name="ArialMT1" fo:font-style="normal" style:text-underline-style="none" officeooo:rsid="00a104bc" fo:background-color="transparent" loext:char-shading-value="0" style:font-name-asian="Arial2" style:font-style-asian="normal" style:font-name-complex="Arial2" style:font-style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font-style="normal" fo:text-shadow="none" style:text-underline-style="none" officeooo:rsid="0000c375" style:text-underline-mode="continuous" style:text-overline-mode="continuous" style:text-line-through-mode="continuous" style:letter-kerning="false" fo:background-color="transparent" loext:char-shading-value="0" style:font-name-asian="Arial2" style:language-asian="zxx" style:country-asian="none" style:font-style-asian="normal" style:font-name-complex="Arial2" style:language-complex="zxx" style:country-complex="none" style:font-style-complex="normal" style:text-rotation-angle="0" style:text-rotation-scale="line-height" style:text-emphasize="none" style:text-combine="none" style:text-scale="100%" style:font-relief="none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font-style="normal" fo:text-shadow="none" style:text-underline-style="none" officeooo:rsid="01cb1a9d" style:text-underline-mode="continuous" style:text-overline-mode="continuous" style:text-line-through-mode="continuous" style:letter-kerning="false" fo:background-color="transparent" loext:char-shading-value="0" style:font-name-asian="Arial2" style:language-asian="zxx" style:country-asian="none" style:font-style-asian="normal" style:font-name-complex="Arial2" style:language-complex="zxx" style:country-complex="none" style:font-style-complex="normal" style:text-rotation-angle="0" style:text-rotation-scale="line-height" style:text-emphasize="none" style:text-combine="none" style:text-scale="100%" style:font-relief="none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font-style="normal" fo:text-shadow="none" style:text-underline-style="none" officeooo:rsid="001939f9" style:text-underline-mode="continuous" style:text-overline-mode="continuous" style:text-line-through-mode="continuous" style:letter-kerning="false" fo:background-color="transparent" loext:char-shading-value="0" style:font-name-asian="Arial2" style:language-asian="zxx" style:country-asian="none" style:font-style-asian="normal" style:font-name-complex="Arial2" style:language-complex="zxx" style:country-complex="none" style:font-style-complex="normal" style:text-rotation-angle="0" style:text-rotation-scale="line-height" style:text-emphasize="none" style:text-combine="none" style:text-scale="100%" style:font-relief="none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font-style="normal" fo:text-shadow="none" style:text-underline-style="none" officeooo:rsid="0036f747" style:text-underline-mode="continuous" style:text-overline-mode="continuous" style:text-line-through-mode="continuous" style:letter-kerning="false" fo:background-color="transparent" loext:char-shading-value="0" style:font-name-asian="Arial2" style:language-asian="zxx" style:country-asian="none" style:font-style-asian="normal" style:font-name-complex="Arial2" style:language-complex="zxx" style:country-complex="none" style:font-style-complex="normal" style:text-rotation-angle="0" style:text-rotation-scale="line-height" style:text-emphasize="none" style:text-combine="none" style:text-scale="100%" style:font-relief="none"/>
    </style:style>
    <style:style style:name="T6" style:family="text">
      <style:text-properties fo:font-variant="normal" fo:text-transform="none" style:text-outline="false" style:text-line-through-style="none" style:text-line-through-type="none" style:text-position="0% 100%" style:font-name="Arial2" fo:font-size="11pt" fo:letter-spacing="-0.004cm" fo:language="es" fo:country="ES" fo:font-style="normal" fo:text-shadow="none" style:text-underline-style="none" fo:font-weight="normal" officeooo:rsid="002b3c27" style:text-underline-mode="continuous" style:text-overline-mode="continuous" style:text-line-through-mode="continuous" style:letter-kerning="false" fo:background-color="transparent" loext:char-shading-value="0" style:font-size-asian="11pt" style:font-style-asian="normal" style:font-weight-asian="normal" style:font-name-complex="Times New Roman" style:language-complex="zxx" style:country-complex="none" style:font-style-complex="normal" style:text-rotation-angle="0" style:text-rotation-scale="line-height" style:text-emphasize="none" style:text-combine="none" style:text-scale="100%" style:font-relief="none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1pt" fo:letter-spacing="-0.004cm" fo:language="es" fo:country="ES" fo:font-style="normal" fo:text-shadow="none" style:text-underline-style="none" fo:font-weight="normal" officeooo:rsid="0181e73f" style:text-underline-mode="continuous" style:text-overline-mode="continuous" style:text-line-through-mode="continuous" style:letter-kerning="false" style:font-name-asian="HG Mincho Light J" style:font-size-asian="11pt" style:language-asian="es" style:country-asian="ES" style:font-style-asian="normal" style:font-weight-asian="normal" style:font-name-complex="Helvetica-Bold" style:language-complex="zxx" style:country-complex="none" style:font-style-complex="normal" style:font-weight-complex="normal" style:text-rotation-angle="0" style:text-rotation-scale="line-height" style:text-emphasize="none" style:text-combine="none" style:text-scale="100%" style:font-relief="none"/>
    </style:style>
    <style:style style:name="T8" style:family="text">
      <style:text-properties officeooo:rsid="0014a087"/>
    </style:style>
    <style:style style:name="T9" style:family="text">
      <style:text-properties style:font-name="Arial2" fo:font-size="11pt" fo:letter-spacing="-0.004cm" fo:language="es" fo:country="ES" fo:font-style="normal" style:text-underline-style="none" fo:font-weight="normal" fo:background-color="transparent" loext:char-shading-value="0" style:font-size-asian="11pt" style:font-style-asian="normal" style:font-weight-asian="normal" style:font-name-complex="Times New Roman" style:language-complex="zxx" style:country-complex="none" style:font-style-complex="normal" style:font-weight-complex="normal"/>
    </style:style>
    <style:style style:name="T10" style:family="text">
      <style:text-properties style:font-name="Arial2" fo:font-size="11pt" fo:letter-spacing="-0.004cm" fo:language="es" fo:country="ES" fo:font-style="normal" style:text-underline-style="none" fo:font-weight="normal" officeooo:rsid="002b3c27" fo:background-color="transparent" loext:char-shading-value="0" style:font-size-asian="11pt" style:font-style-asian="normal" style:font-weight-asian="normal" style:font-name-complex="Times New Roman" style:language-complex="zxx" style:country-complex="none" style:font-style-complex="normal" style:font-weight-complex="normal"/>
    </style:style>
    <style:style style:name="T11" style:family="text">
      <style:text-properties style:font-name="Arial2" fo:font-size="11pt" fo:language="es" fo:country="ES" fo:font-weight="normal" style:font-size-asian="11pt" style:font-weight-asian="normal" style:font-size-complex="11pt" style:font-weight-complex="normal"/>
    </style:style>
    <style:style style:name="T12" style:family="text">
      <style:text-properties style:font-name="Arial2" fo:font-size="11pt" fo:language="es" fo:country="ES" fo:font-weight="normal" officeooo:rsid="00a08b66" style:font-size-asian="11pt" style:font-weight-asian="normal" style:font-size-complex="11pt" style:font-weight-complex="normal"/>
    </style:style>
    <style:style style:name="T13" style:family="text">
      <style:text-properties style:font-name="Arial2" fo:font-size="11pt" fo:language="es" fo:country="ES" fo:font-weight="normal" officeooo:rsid="00a104bc" style:font-size-asian="11pt" style:font-weight-asian="normal" style:font-size-complex="11pt" style:font-weight-complex="normal"/>
    </style:style>
    <style:style style:name="T14" style:family="text">
      <style:text-properties fo:language="es" fo:country="ES"/>
    </style:style>
    <style:style style:name="T15" style:family="text">
      <style:text-properties style:font-name="ArialMT1" style:text-underline-style="none" officeooo:rsid="070e03eb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70e03eb"/>
    </style:style>
    <style:style style:name="fr1" style:family="graphic" style:parent-style-name="Frame">
      <style:graphic-properties style:protect="content size position"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style:protect="content size position" style:wrap="run-through" style:number-wrapped-paragraphs="no-limit"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aspnetForm" form:apply-filter="true" form:enctype="multipart/formdata" form:method="post" form:control-implementation="ooo:com.sun.star.form.component.Form" office:target-frame="_self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Vicente Caruncho Ramos, técnico informático</text:span><text:span text:style-name="T15"> </text:span><text:span text:style-name="T17">del Ayuntamiento de Onda.</text:span></text:p>
      <text:p text:style-name="P16"><text:span text:style-name="T17"/></text:p>
      <text:p text:style-name="P21"><text:span text:style-name="T17">A </text:span><text:span text:style-name="T16">petición del Teniente de alcalde del Área de gobernanza participativa, empleo y emprendimiento, innovación, proyectos europeos, transformación digital, transparencia, movilidad y ciudad inteligente.</text:span></text:p>
      <text:p text:style-name="P5"/>
      <text:p text:style-name="P5"/>
      <text:p text:style-name="P4">CERTIFICO: <text:s/></text:p>
      <text:p text:style-name="P2"/>
      <text:p text:style-name="P2"/>
      <text:p text:style-name="P11"><text:span text:style-name="T12">Primero. </text:span><text:span text:style-name="T13">Que según se desprende de los datos del gestor de expedientes de este Ayuntamiento en fecha 11/09/2025 a las XX horas se convocó sesión de pleno extraordinario y urgente…..</text:span></text:p>
      <text:p text:style-name="P11"/>
      <text:p text:style-name="P17">Segundo. </text:p>
      <text:p text:style-name="P23"/>
      <text:p text:style-name="P18">Tercero. </text:p>
      <text:p text:style-name="P23"/>
      <text:p text:style-name="P18">Cuarto. </text:p>
      <text:p text:style-name="P23"/>
      <text:p text:style-name="P18">Quinto. </text:p>
      <text:p text:style-name="P23"/>
      <text:p text:style-name="P18">Sexto. </text:p>
      <text:p text:style-name="P3"/>
      <text:p text:style-name="P24"><text:span text:style-name="Feli2"/></text:p>
      <text:p text:style-name="P12"><text:span text:style-name="T5"/></text:p>
      <text:p text:style-name="P10"/>
      <text:p text:style-name="P10"/>
      <text:p text:style-name="P1"><text:span text:style-name="Feli2"><text:span text:style-name="T9">Onda, fecha</text:span></text:span><text:span text:style-name="Feli2"><text:span text:style-name="T10"> en el margen</text:span></text:span></text:p>
      <text:p text:style-name="P6"><text:span text:style-name="Feli2"><text:span text:style-name="T6">DOCUMENTO FIRMADO ELECTRÓNICAMENTE</text:span></text:span><text:span text:style-name="T14"> <text:s text:c="2"/><text:tab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lbany" svg:font-family="Albany"/>
    <style:font-face style:name="Arial" svg:font-family="Arial"/>
    <style:font-face style:name="Arial Narrow" svg:font-family="'Arial Narrow'" style:font-family-generic="roman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, Arial" style:font-family-generic="swiss"/>
    <style:font-face style:name="ArialMT" svg:font-family="ArialMT" style:font-family-generic="swiss"/>
    <style:font-face style:name="ArialMT1" svg:font-family="ArialMT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family-generic="roman" style:font-pitch="variable"/>
    <style:font-face style:name="Courier New3" svg:font-family="'Courier New'" style:font-family-generic="system" style:font-pitch="variable"/>
    <style:font-face style:name="EurostileT" svg:font-family="EurostileT" style:font-family-generic="system" style:font-pitch="variable"/>
    <style:font-face style:name="HG Mincho Light J" svg:font-family="'HG Mincho Light J', msmincho" style:font-pitch="variable"/>
    <style:font-face style:name="Helvetica-Bold" svg:font-family="Helvetica-Bold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OpenSymbol1" svg:font-family="OpenSymbol, 'Arial Unicode MS'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StarSymbol2" svg:font-family="StarSymbol, 'Arial Unicode MS'" style:font-charset="x-symbol"/>
    <style:font-face style:name="Symbol" svg:font-family="Symbol"/>
    <style:font-face style:name="Symbol1" svg:font-family="Symbol" style:font-charset="x-symbol"/>
    <style:font-face style:name="Symbol2" svg:font-family="Symbol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vers 55" svg:font-family="'Univers 55'" style:font-family-generic="roman" style:font-pitch="variable"/>
    <style:font-face style:name="Univers 551" svg:font-family="'Univers 55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Verdana2" svg:font-family="Verdana" style:font-family-generic="system" style:font-pitch="variable"/>
  </office:font-face-decls>
  <office:styles>
    <draw:fill-image draw:name="Bitmap_20_1" draw:display-name="Bitmap 1" xlink:href="Pictures/10000000000000AE0000016D13CC4E16F013F471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style:rfc-language-tag="es-ES-u-co-trad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style:rfc-language-tag="es-ES-u-co-trad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fo:font-size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fo:font-size="12pt" style:font-name-complex="Tahoma" style:font-family-complex="Tahoma"/>
    </style:style>
    <style:style style:name="Titulo1" style:family="paragraph" style:parent-style-name="Standard">
      <style:paragraph-properties fo:text-align="justify" style:justify-single-word="false">
        <style:tab-stops/>
      </style:paragraph-properties>
      <style:text-properties style:font-name="Arial2" fo:font-family="Arial" style:font-family-generic="swiss" style:font-pitch="variable" fo:font-size="11pt" fo:font-weight="bold" style:font-size-asian="11pt" style:font-weight-asian="bold" style:font-size-complex="11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Normal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Arial4" fo:font-family="Arial, Arial" style:font-family-generic="swiss" fo:font-size="12pt" style:font-name-asian="Arial4" style:font-family-asian="Arial, Arial" style:font-family-generic-asian="swiss" style:font-size-asian="12pt" style:font-name-complex="Arial4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Onda_20_-_20_Pie_20_de_20_página-_20__20_Numeración" style:display-name="Onda - Pie de página-  Numeración" style:family="paragraph" style:parent-style-name="Standard">
      <style:paragraph-properties fo:text-align="center" style:justify-single-word="false">
        <style:tab-stops>
          <style:tab-stop style:position="0.078cm"/>
        </style:tab-stops>
      </style:paragraph-properties>
      <style:text-properties style:use-window-font-color="true" loext:opacity="0%" style:font-name="Verdana1" fo:font-family="Verdana" style:font-family-generic="swiss" style:font-pitch="variable" fo:font-size="6pt" fo:language="es" fo:country="ES" fo:font-style="normal" style:text-underline-style="none" fo:font-weight="normal" style:font-name-asian="Arial2" style:font-family-asian="Arial" style:font-family-generic-asian="swiss" style:font-pitch-asian="variable" style:font-size-asian="6pt" style:font-style-asian="normal" style:font-weight-asian="normal" style:font-name-complex="Arial2" style:font-family-complex="Arial" style:font-family-generic-complex="swiss" style:font-pitch-complex="variable" style:font-size-complex="6pt" style:font-style-complex="normal" style:font-weight-complex="normal" style:text-rotation-angle="0" style:text-rotation-scale="line-height"/>
    </style:style>
    <style:style style:name="Onda_20_-_20_Pie_20_de_20_página_20_-_20_Nombre_20_archivo" style:display-name="Onda - Pie de página - Nombre archivo" style:family="paragraph" style:parent-style-name="Frame_20_contents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Arial2" fo:font-family="Arial" style:font-family-generic="swiss" style:font-pitch="variable" fo:font-size="3pt" style:font-size-asian="3pt" style:font-size-complex="3pt"/>
    </style:style>
    <style:style style:name="Onda_20_-_20_Cabecera_20_-_20_Contacto_20_Organismo" style:display-name="Onda - Cabecera - Contacto Organismo" style:family="paragraph" style:parent-style-name="Frame_20_contents">
      <style:paragraph-properties fo:margin-top="0cm" fo:margin-bottom="0cm" style:contextual-spacing="false">
        <style:tab-stops>
          <style:tab-stop style:position="0.577cm"/>
          <style:tab-stop style:position="1.025cm"/>
        </style:tab-stops>
      </style:paragraph-properties>
      <style:text-properties fo:color="#4c4c4c" loext:opacity="100%" style:font-name="Verdana1" fo:font-family="Verdana" style:font-family-generic="swiss" style:font-pitch="variable" fo:font-size="8.80000019073486pt" style:font-size-asian="8.80000019073486pt" style:font-size-complex="8.8000001907348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align="end" style:justify-single-word="false" fo:text-indent="0cm" style:auto-text-indent="false" fo:keep-with-next="always"/>
      <style:text-properties fo:font-size="14pt" fo:language="es" fo:country="ES" style:font-size-asian="14pt"/>
    </style:style>
    <style:style style:name="heading_20_2" style:display-name="heading 2" style:family="paragraph" style:parent-style-name="Normal" style:next-style-name="Normal" style:list-style-name="WW8Num2">
      <style:paragraph-properties fo:margin-left="0cm" fo:margin-right="0cm" fo:text-align="justify" style:justify-single-word="false" fo:text-indent="0cm" style:auto-text-indent="false" fo:keep-with-next="always"/>
      <style:text-properties style:font-name="Arial2" fo:font-family="Arial" style:font-family-generic="swiss" style:font-pitch="variable" fo:font-size="14pt" fo:font-weight="bold" style:font-name-asian="Arial2" style:font-family-asian="Arial" style:font-family-generic-asian="swiss" style:font-pitch-asian="variable" style:font-size-asian="14pt" style:font-weight-asian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1pt" fo:font-weight="bold" style:font-size-asian="11pt" style:language-asian="es" style:country-asian="ES" style:font-weight-asian="bold"/>
    </style:style>
    <style:style style:name="Style_20_16" style:display-name="Style 16" style:family="paragraph" style:parent-style-name="Normal">
      <style:paragraph-properties fo:margin-left="0.508cm" fo:margin-right="0cm" fo:margin-top="0cm" fo:margin-bottom="0cm" style:contextual-spacing="false" fo:text-indent="0cm" style:auto-text-indent="false"/>
      <style:text-properties fo:font-size="12pt" style:font-size-asian="12pt" style:font-size-complex="12pt"/>
    </style:style>
    <style:style style:name="Style_20_17" style:display-name="Style 17" style:family="paragraph" style:parent-style-name="Normal">
      <style:text-properties fo:font-size="12pt" style:font-size-asian="12pt" style:font-size-complex="12pt"/>
    </style:style>
    <style:style style:name="WW-Texto_20_independiente_20_3" style:display-name="WW-Texto independiente 3" style:family="paragraph" style:parent-style-name="Standard">
      <style:paragraph-properties fo:text-align="justify" style:justify-single-word="false"/>
      <style:text-properties style:font-name="Arial2" fo:font-family="Arial" style:font-family-generic="swiss" style:font-pitch="variable" fo:font-size="11pt" fo:language="ca" fo:country="ES" style:font-size-asian="11pt" style:language-asian="zxx" style:country-asian="none"/>
    </style:style>
    <style:style style:name="Body_20_Text_20_2" style:display-name="Body Text 2" style:family="paragraph" style:parent-style-name="Normal">
      <style:paragraph-properties fo:margin-left="0cm" fo:margin-right="0cm" fo:text-align="justify" style:justify-single-word="false" fo:text-indent="0cm" style:auto-text-indent="false"/>
      <style:text-properties style:font-name="Arial2" fo:font-family="Arial" style:font-family-generic="swiss" style:font-pitch="variable" fo:font-size="11pt" style:font-name-asian="Arial2" style:font-family-asian="Arial" style:font-family-generic-asian="swiss" style:font-pitch-asian="variable" style:font-size-asian="11pt" style:font-name-complex="Arial2" style:font-family-complex="Arial" style:font-family-generic-complex="swiss" style:font-pitch-complex="variable" style:font-size-complex="11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Arial2" fo:font-family="Arial" style:font-family-generic="swiss" style:font-pitch="variable" fo:language="es" fo:country="ES" fo:font-weight="bold" style:font-weight-asian="bold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2" fo:font-family="Arial" style:font-family-generic="swiss" style:font-pitch="variable" fo:font-size="11pt" fo:language="es" fo:country="ES" style:font-size-asian="11pt"/>
    </style:style>
    <style:style style:name="Table_20_Paragraph" style:display-name="Table Paragraph" style:family="paragraph" style:parent-style-name="Standard" style:default-outline-level="">
      <style:paragraph-properties fo:margin-left="0.152cm" fo:margin-right="0cm" fo:margin-top="0.229cm" fo:margin-bottom="0cm" style:contextual-spacing="false" fo:line-height="0.464cm" fo:text-indent="0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s" style:country-asian="ES" style:font-name-complex="Calibri1" style:font-family-complex="Calibri" style:font-family-generic-complex="system" style:font-pitch-complex="variable" style:language-complex="es" style:country-complex="ES"/>
    </style:style>
    <style:style style:name="PARRAFO_20_Convenio" style:display-name="PARRAFO Convenio" style:family="paragraph" style:parent-style-name="Standard">
      <style:paragraph-properties fo:margin-left="0cm" fo:margin-right="0cm" fo:margin-top="0cm" fo:margin-bottom="0.3cm" style:contextual-spacing="false" fo:text-align="justify" style:justify-single-word="false" fo:text-indent="0cm" style:auto-text-indent="false" style:writing-mode="lr-tb">
        <style:tab-stops/>
      </style:paragraph-properties>
      <style:text-properties fo:color="#000000" loext:opacity="100%" style:font-name="Arial2" fo:font-family="Arial" style:font-family-generic="swiss" style:font-pitch="variable" fo:font-size="11pt" fo:language="zxx" fo:country="none" fo:font-style="normal" fo:font-weight="normal" officeooo:rsid="0071214f" style:font-name-asian="Times New Roman" style:font-family-asian="'Times New Roman'" style:font-family-generic-asian="roman" style:font-pitch-asian="variable" style:font-size-asian="11pt" style:language-asian="zxx" style:country-asian="none" style:font-style-asian="normal" style:font-weight-asian="normal" style:font-name-complex="Times New Roman" style:font-family-complex="'Times New Roman'" style:font-family-generic-complex="roman" style:font-pitch-complex="variable" style:font-size-complex="11pt" style:language-complex="ar" style:country-complex="SA" style:font-style-complex="normal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_20__28_user_29_" style:display-name="Preformatted Text (user)" style:family="paragraph" style:parent-style-name="Standard" style:next-style-name="Standard"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Encabezado_20_de_20_la_20_tabla111111111" style:display-name="WW-Encabezado de la tabla111111111" style:family="paragraph" style:parent-style-name="WW-Contenido_20_de_20_la_20_tabla111111111" style:default-outline-level="" style:list-style-name="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WW-Contenido_20_de_20_la_20_tabla111111111" style:display-name="WW-Contenido de la tabla111111111" style:family="paragraph" style:parent-style-name="Text_20_body" style:default-outline-level="" style:list-style-name="">
      <style:paragraph-properties text:number-lines="false" text:line-number="0"/>
    </style:style>
    <style:style style:name="Body_20_Text" style:display-name="Body Text" style:family="paragraph" style:parent-style-name="Normal">
      <style:paragraph-properties fo:line-height="0.423cm" fo:text-align="justify" style:justify-single-word="false" fo:hyphenation-ladder-count="no-limit">
        <style:tab-stops>
          <style:tab-stop style:position="0.762cm"/>
          <style:tab-stop style:position="2.032cm"/>
          <style:tab-stop style:position="3.302cm"/>
          <style:tab-stop style:position="4.572cm"/>
          <style:tab-stop style:position="5.842cm"/>
          <style:tab-stop style:position="7.112cm"/>
          <style:tab-stop style:position="8.382cm"/>
          <style:tab-stop style:position="9.652cm"/>
          <style:tab-stop style:position="10.922cm"/>
          <style:tab-stop style:position="12.192cm"/>
          <style:tab-stop style:position="13.462cm"/>
          <style:tab-stop style:position="14.732cm"/>
          <style:tab-stop style:position="17.272cm"/>
          <style:tab-stop style:position="18.542cm"/>
        </style:tab-stops>
      </style:paragraph-properties>
      <style:text-properties style:use-window-font-color="true" loext:opacity="0%" style:font-name="Arial2" fo:font-family="Arial" style:font-family-generic="swiss" style:font-pitch="variable" fo:font-size="12pt" fo:language="en" fo:country="US" style:font-name-asian="Arial2" style:font-family-asian="Arial" style:font-family-generic-asian="swiss" style:font-pitch-asian="variable" style:font-size-asian="12pt" style:font-name-complex="Arial2" style:font-family-complex="Arial" style:font-family-generic-complex="swiss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cm" fo:margin-bottom="0cm" style:contextual-spacing="false" fo:text-align="justify" style:justify-single-word="false" fo:text-indent="0cm" style:auto-text-indent="false" style:text-autospace="none">
        <style:tab-stops>
          <style:tab-stop style:position="0cm"/>
          <style:tab-stop style:position="1.501cm"/>
          <style:tab-stop style:position="3.501cm"/>
          <style:tab-stop style:position="5.502cm"/>
          <style:tab-stop style:position="7.502cm"/>
          <style:tab-stop style:position="9.502cm"/>
          <style:tab-stop style:position="11.502cm"/>
          <style:tab-stop style:position="13.503cm"/>
          <style:tab-stop style:position="15.503cm"/>
          <style:tab-stop style:position="17.503cm"/>
          <style:tab-stop style:position="19.503cm"/>
          <style:tab-stop style:position="21.504cm"/>
          <style:tab-stop style:position="23.504cm"/>
          <style:tab-stop style:position="24.46cm"/>
        </style:tab-stops>
      </style:paragraph-properties>
      <style:text-properties style:font-name="Arial2" fo:font-family="Arial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nda_20_-_20_Cuerpo_20_-_20_Predeterminado" style:display-name="Onda - Cuerpo - Predeterminado" style:family="paragraph" style:parent-style-name="Standard">
      <style:paragraph-properties fo:text-align="justify" style:justify-single-word="false"/>
      <style:text-properties style:font-name="Arial2" fo:font-family="Arial" style:font-family-generic="swiss" style:font-pitch="variable" fo:font-size="11pt" style:font-name-asian="ArialMT" style:font-family-asian="ArialMT" style:font-family-generic-asian="swiss" style:font-size-asian="9.60000038146973pt" style:font-name-complex="ArialMT" style:font-family-complex="ArialMT" style:font-family-generic-complex="swiss" style:font-size-complex="11pt"/>
    </style:style>
    <style:style style:name="LO-Normal" style:family="paragraph" style:parent-style-name="Standard">
      <style:text-properties fo:font-size="10pt" fo:language="es" fo:country="ES" style:font-size-asian="10pt" style:font-size-complex="10pt"/>
    </style:style>
    <style:style style:name="WW-Predeterminado" style:family="paragraph" style:parent-style-name="_5b_Normal_5d_" style:next-style-name="Standard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able_20_Heading_20__28_user_29_" style:display-name="Table Heading (user)" style:family="paragraph" style:parent-style-name="Table_20_Contents_20__28_user_29_" style:nex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Table_20_Contents_20__28_user_29_" style:display-name="Table Contents (user)" style:family="paragraph" style:parent-style-name="Text_20_body" style:next-style-name="Standard"/>
    <style:style style:name="Heading_20_5" style:display-name="Heading 5" style:family="paragraph" style:parent-style-name="Standard" style:next-style-name="Standard" style:class="text">
      <style:paragraph-properties fo:text-align="end" style:justify-single-word="false" fo:keep-with-next="always"/>
      <style:text-properties fo:language="es" fo:country="ES" fo:font-weight="bold" style:font-weight-asian="bold" style:font-weight-complex="bold"/>
    </style:style>
    <style:style style:name="_5b_Normal_5d_" style:display-name="[Normal]" style:family="paragraph" style:next-style-name="Standard">
      <style:paragraph-properties style:text-autospace="none"/>
      <style:text-properties style:font-name="Arial2" fo:font-family="Arial" style:font-family-generic="swiss" style:font-pitch="variable" fo:font-size="12pt" style:font-name-asian="Arial2" style:font-family-asian="Arial" style:font-family-generic-asian="swiss" style:font-pitch-asian="variable" style:font-size-asian="12pt" style:font-name-complex="Arial2" style:font-family-complex="Arial" style:font-family-generic-complex="swiss" style:font-pitch-complex="variable" style:font-size-complex="12pt"/>
    </style:style>
    <style:style style:name="Heading_20_3" style:display-name="Heading 3" style:family="paragraph" style:parent-style-name="Standard" style:next-style-name="Standard" style:class="text">
      <style:paragraph-properties fo:text-align="justify" style:justify-single-word="false" fo:keep-with-next="always"/>
      <style:text-properties fo:font-size="12pt" fo:language="es" fo:country="ES" style:font-size-asian="12pt"/>
    </style:style>
    <style:style style:name="WW-Sangría_20_2_20_de_20_t._20_independiente" style:display-name="WW-Sangría 2 de t. independiente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heading_20_1" style:display-name="heading 1" style:family="paragraph" style:parent-style-name="Standard" style:next-style-name="Standard">
      <style:paragraph-properties fo:text-align="justify" style:justify-single-word="false"/>
    </style:style>
    <style:style style:name="LO-Normal1" style:family="paragraph" style:parent-style-name="Standard" style:default-outline-level="">
      <style:text-properties fo:font-size="10pt" style:font-size-asian="10pt" style:font-size-complex="10pt"/>
    </style:style>
    <style:style style:name="normal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Sangría_20_2_20_de_20_t._20_independiente" style:display-name="Sangría 2 de t. independiente" style:family="paragraph" style:default-outline-level="">
      <style:paragraph-properties fo:margin-left="0cm" fo:margin-right="0cm" fo:line-height="150%" fo:text-align="justify" style:justify-single-word="false" fo:text-indent="1.228cm" style:auto-text-indent="false"/>
      <style:text-properties fo:color="#333399" loext:opacity="100%" style:font-name="Verdana" fo:font-family="Verdana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Verdana2" style:font-family-complex="Verdana" style:font-family-generic-complex="system" style:font-pitch-complex="variable" style:language-complex="ar" style:country-complex="SA" style:font-weight-complex="bold"/>
    </style:style>
    <style:style style:name="Normal_5f_0" style:display-name="Normal_0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O-Normal3" style:family="paragraph" style:parent-style-name="Standard" style:default-outline-level="">
      <style:text-properties fo:font-size="10pt" style:font-size-asian="10pt" style:font-size-complex="10pt"/>
    </style:style>
    <style:style style:name="z-Top_20_of_20_Form" style:display-name="z-Top of Form" style:family="paragraph" style:default-outline-level="">
      <style:paragraph-properties fo:text-align="center" style:justify-single-word="false" fo:orphans="2" fo:widows="2" fo:hyphenation-ladder-count="no-limit" style:border-line-width-bottom="0.009cm 0.009cm 0.009cm" fo:padding="0cm" fo:border-left="none" fo:border-right="none" fo:border-top="none" fo:border-bottom="0.74pt double #000000" style:writing-mode="lr-tb"/>
      <style:text-properties style:use-window-font-color="true" loext:opacity="0%" style:font-name="Arial1" fo:font-family="Arial" style:font-family-generic="roman" style:font-pitch="variable" fo:font-size="8pt" fo:language="es" fo:country="ES" style:letter-kerning="true" style:font-name-asian="Arial3" style:font-family-asian="Arial" style:font-family-generic-asian="system" style:font-pitch-asian="variable" style:font-size-asian="8pt" style:language-asian="zh" style:country-asian="CN" style:font-name-complex="Courier New3" style:font-family-complex="'Courier New'" style:font-family-generic-complex="system" style:font-pitch-complex="variable" style:font-size-complex="12pt" style:language-complex="hi" style:country-complex="IN" text:display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z-Bottom_20_of_20_Form" style:display-name="z-Bottom of Form" style:family="paragraph" style:default-outline-level="">
      <style:paragraph-properties fo:text-align="center" style:justify-single-word="false" fo:orphans="2" fo:widows="2" fo:hyphenation-ladder-count="no-limit" style:border-line-width-top="0.009cm 0.009cm 0.009cm" fo:padding="0cm" fo:border-left="none" fo:border-right="none" fo:border-top="0.74pt double #000000" fo:border-bottom="none" style:writing-mode="lr-tb"/>
      <style:text-properties style:use-window-font-color="true" loext:opacity="0%" style:font-name="Arial1" fo:font-family="Arial" style:font-family-generic="roman" style:font-pitch="variable" fo:font-size="8pt" fo:language="es" fo:country="ES" style:letter-kerning="true" style:font-name-asian="Arial3" style:font-family-asian="Arial" style:font-family-generic-asian="system" style:font-pitch-asian="variable" style:font-size-asian="8pt" style:language-asian="zh" style:country-asian="CN" style:font-name-complex="Courier New3" style:font-family-complex="'Courier New'" style:font-family-generic-complex="system" style:font-pitch-complex="variable" style:font-size-complex="12pt" style:language-complex="hi" style:country-complex="IN" text:display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2" fo:font-family="'Courier New'" style:font-family-generic="roman" style:font-pitch="variable" fo:font-size="10pt" style:font-size-asian="10pt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H6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H5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4" style:family="paragraph" style:parent-style-name="Standard" style:default-outline-level="">
      <style:paragraph-properties fo:margin-top="0.176cm" fo:margin-bottom="0.176cm" style:contextual-spacing="false" fo:keep-with-next="always"/>
      <style:text-properties fo:font-weight="bold" style:font-weight-asian="bold"/>
    </style:style>
    <style:style style:name="H3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2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1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24pt" fo:font-weight="bold" style:font-size-asian="24pt" style:font-weight-asian="bold"/>
    </style:style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Definition_20_Term" style:display-name="Definition Term" style:family="paragraph" style:parent-style-name="Standard" style:default-outline-level=""/>
    <style:style style:name="OOoTableText_28_CaptionNumber_29_" style:display-name="OOoTableText(CaptionNumber)" style:family="paragraph" style:default-outline-level="">
      <style:paragraph-properties fo:text-align="end" style:justify-single-word="false" fo:orphans="2" fo:widows="2" fo:hyphenation-ladder-count="no-limit" style:writing-mode="lr-tb"/>
      <style:text-properties style:use-window-font-color="true" loext:opacity="0%" style:font-name="Liberation Sans" fo:font-family="'Liberation Sans'" style:font-family-generic="roman" style:font-pitch="variable" fo:font-size="11pt" fo:language="es" fo:country="ES" fo:font-weight="bold" style:letter-kerning="true" style:font-name-asian="0" style:font-family-asian="0" style:font-family-generic-asian="system" style:font-pitch-asian="variable" style:font-size-asian="11pt" style:language-asian="zh" style:country-asian="CN" style:font-weight-asian="bold" style:font-name-complex="Arial3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OOoTableText_28_Caption_29_" style:display-name="OOoTableText(Caption)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Liberation Sans" fo:font-family="'Liberation Sans'" style:font-family-generic="roman" style:font-pitch="variable" fo:font-size="11pt" fo:language="es" fo:country="ES" fo:font-weight="normal" style:letter-kerning="true" style:font-name-asian="0" style:font-family-asian="0" style:font-family-generic-asian="system" style:font-pitch-asian="variable" style:font-size-asian="11pt" style:language-asian="zh" style:country-asian="CN" style:font-weight-asian="normal" style:font-name-complex="Arial3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OOoFigureCaption" style:family="paragraph" style:default-outline-level="">
      <style:paragraph-properties fo:margin-top="0cm" fo:margin-bottom="0.109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ans" fo:font-family="'Liberation Sans'" style:font-family-generic="roman" style:font-pitch="variable" fo:font-size="12pt" fo:language="es" fo:country="ES" fo:font-style="italic" style:letter-kerning="true" style:font-name-asian="0" style:font-family-asian="0" style:font-family-generic-asian="system" style:font-pitch-asian="variable" style:font-size-asian="12pt" style:language-asian="zh" style:country-asian="CN" style:font-style-asian="italic" style:font-name-complex="Arial3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OOoTableCaption" style:family="paragraph" style:parent-style-name="Standard" style:default-outline-level="">
      <style:paragraph-properties fo:margin-top="0.212cm" fo:margin-bottom="0.106cm" style:contextual-spacing="false" fo:keep-with-next="always"/>
      <style:text-properties style:font-name="Liberation Sans" fo:font-family="'Liberation Sans'" style:font-family-generic="roman" style:font-pitch="variable" fo:font-style="italic" style:font-style-asian="italic"/>
    </style:style>
    <style:style style:name="Onda_20_-_20_Cabecera_20_-_20_Población_20_y_20_Provincia" style:display-name="Onda - Cabecera - Población y Provincia" style:family="paragraph" style:default-outline-level="">
      <style:paragraph-properties fo:margin-top="0.101cm" fo:margin-bottom="0cm" style:contextual-spacing="false" fo:text-align="start" style:justify-single-word="false" fo:orphans="2" fo:widows="2" fo:hyphenation-ladder-count="no-limit" style:writing-mode="lr-tb">
        <style:tab-stops>
          <style:tab-stop style:position="1.365cm"/>
        </style:tab-stops>
      </style:paragraph-properties>
      <style:text-properties fo:color="#4c4c4c" loext:opacity="100%" style:font-name="Arial1" fo:font-family="Arial" style:font-family-generic="roman" style:font-pitch="variable" fo:font-size="9.5pt" fo:language="es" fo:country="ES" fo:font-weight="normal" style:letter-kerning="true" style:font-name-asian="0" style:font-family-asian="0" style:font-family-generic-asian="system" style:font-pitch-asian="variable" style:font-size-asian="9.5pt" style:language-asian="zh" style:country-asian="CN" style:font-weight-asian="normal" style:font-name-complex="Arial3" style:font-family-complex="Arial" style:font-family-generic-complex="system" style:font-pitch-complex="variable" style:font-size-complex="9.5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Onda_20_-_20_Cabecera_20_-_20_Ayuntamiento_20_d_27_Onda" style:display-name="Onda - Cabecera - Ayuntamiento d'Onda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>
        <style:tab-stops>
          <style:tab-stop style:position="1.365cm"/>
        </style:tab-stops>
      </style:paragraph-properties>
      <style:text-properties fo:color="#4c4c4c" loext:opacity="100%" style:font-name="Arial1" fo:font-family="Arial" style:font-family-generic="roman" style:font-pitch="variable" fo:font-size="14.5pt" fo:letter-spacing="0.035cm" fo:language="es" fo:country="ES" fo:font-weight="bold" style:letter-kerning="true" style:font-name-asian="0" style:font-family-asian="0" style:font-family-generic-asian="system" style:font-pitch-asian="variable" style:font-size-asian="14.5pt" style:language-asian="zh" style:country-asian="CN" style:font-weight-asian="bold" style:font-name-complex="Arial3" style:font-family-complex="Arial" style:font-family-generic-complex="system" style:font-pitch-complex="variable" style:font-size-complex="14.5pt" style:language-complex="hi" style:country-complex="IN" style:font-weight-complex="bold" style:text-scale="95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in_20_nombre1" style:display-name="Sin nombre1" style:family="paragraph" style:default-outline-level="">
      <style:paragraph-properties fo:text-align="start" style:justify-single-word="false" fo:orphans="2" fo:widows="2" fo:hyphenation-ladder-count="no-limit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1" fo:font-family="Arial" style:font-family-generic="roman" style:font-pitch="variable" fo:font-size="6pt" fo:language="es" fo:country="ES" style:letter-kerning="true" style:font-name-asian="0" style:font-family-asian="0" style:font-family-generic-asian="system" style:font-pitch-asian="variable" style:font-size-asian="6pt" style:language-asian="zh" style:country-asian="CN" style:font-name-complex="Arial3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ext_20_body_20__28_user_29_" style:display-name="Text body (user)" style:family="paragraph" style:default-outline-level="">
      <style:paragraph-properties fo:margin-top="0cm" fo:margin-bottom="0.212cm" style:contextual-spacing="false" fo:orphans="0" fo:widows="0" fo:hyphenation-ladder-count="no-limit" style:vertical-align="baseline" style:writing-mode="lr-tb"/>
      <style:text-properties style:use-window-font-color="true" loext:opacity="0%" style:font-name="Arial1" fo:font-family="Arial" style:font-family-generic="roman" style:font-pitch="variable" fo:font-size="11pt" fo:language="es" fo:country="ES" style:letter-kerning="true" style:font-name-asian="Lucida Sans Unicode" style:font-family-asian="'Lucida Sans Unicode'" style:font-family-generic-asian="system" style:font-pitch-asian="variable" style:font-size-asian="11pt" style:language-asian="zh" style:country-asian="CN" style:font-name-complex="Arial3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O-normal1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letter-kerning="true" style:font-name-asian="0" style:font-family-asian="0" style:font-family-generic-asian="system" style:font-pitch-asian="variable" style:font-size-asian="12pt" style:language-asian="zh" style:country-asian="CN" style:font-name-complex="0" style:font-family-complex="0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O-normal5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letter-kerning="true" style:font-name-asian="0" style:font-family-asian="0" style:font-family-generic-asian="system" style:font-pitch-asian="variable" style:font-size-asian="12pt" style:language-asian="zh" style:country-asian="CN" style:font-name-complex="Arial3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Texto_20_sin_20_formato" style:display-name="WW-Texto sin formato" style:family="paragraph" style:parent-style-name="Standard" style:default-outline-level="">
      <style:text-properties style:font-name="Courier New2" fo:font-family="'Courier New'" style:font-family-generic="roman" style:font-pitch="variable"/>
    </style:style>
    <style:style style:name="Fin_20_elemento_20_1" style:display-name="Fin elemento 1" style:family="paragraph" style:default-outline-level="">
      <style:paragraph-properties fo:text-align="start" style:justify-single-word="false" fo:orphans="0" fo:widows="0" fo:hyphenation-ladder-count="no-limit" style:writing-mode="lr-tb"/>
      <style:text-properties style:use-window-font-color="true" loext:opacity="0%" style:font-name="Arial Narrow" fo:font-family="'Arial Narrow'" style:font-family-generic="roman" style:font-pitch="variable" fo:font-size="12pt" fo:language="es" fo:country="E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text-align="justify" style:justify-single-word="false"/>
      <style:text-properties style:font-name="Verdana" fo:font-family="Verdana" style:font-family-generic="roman" style:font-pitch="variable" fo:font-size="8.5pt" style:font-name-asian="Verdana2" style:font-family-asian="Verdana" style:font-family-generic-asian="system" style:font-pitch-asian="variable" style:font-size-asian="8.5pt" style:font-name-complex="Verdana2" style:font-family-complex="Verdana" style:font-family-generic-complex="system" style:font-pitch-complex="variable" style:font-size-complex="8.5pt"/>
    </style:style>
    <style:style style:name="Standard_20__28_user_29_" style:display-name="Standard (user)" style:family="paragraph" style:default-outline-level="">
      <style:paragraph-properties fo:orphans="0" fo:widows="0" fo:hyphenation-ladder-count="no-limit" style:vertical-align="baseline" style:writing-mode="lr-tb"/>
      <style:text-properties style:use-window-font-color="true" loext:opacity="0%" style:font-name="Arial1" fo:font-family="Arial" style:font-family-generic="roman" style:font-pitch="variable" fo:font-size="11pt" fo:language="es" fo:country="ES" style:letter-kerning="true" style:font-name-asian="Lucida Sans Unicode" style:font-family-asian="'Lucida Sans Unicode'" style:font-family-generic-asian="system" style:font-pitch-asian="variable" style:font-size-asian="11pt" style:language-asian="zh" style:country-asian="CN" style:font-name-complex="Arial3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ody_20_Text_20_3" style:display-name="Body Text 3" style:family="paragraph" style:default-outline-level="">
      <style:paragraph-properties fo:margin-left="0cm" fo:margin-right="0.249cm" fo:line-height="0.423cm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fo:font-size="11pt" style:font-size-asian="11pt" style:font-size-complex="11pt"/>
    </style:style>
    <style:style style:name="WW-Contenido_20_del_20_marco111" style:display-name="WW-Contenido del marco111" style:family="paragraph" style:default-outline-level="">
      <style:paragraph-properties fo:margin-top="0cm" fo:margin-bottom="0.212cm" style:contextual-spacing="false"/>
    </style:style>
    <style:style style:name="LO-Normal5" style:family="paragraph" style:parent-style-name="Standard" style:default-outline-level=""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eli2" style:family="text">
      <style:text-properties fo:color="#000000" loext:opacity="100%" style:font-name="Arial2" fo:font-family="Arial" style:font-family-generic="swiss" style:font-pitch="variable" fo:font-size="11pt" fo:language="es" fo:country="ES" style:text-underline-style="none" fo:font-weight="normal" style:font-name-asian="Arial2" style:font-family-asian="Arial" style:font-family-generic-asian="swiss" style:font-pitch-asian="variable" style:font-size-asian="11pt" style:language-asian="zxx" style:country-asian="none" style:font-weight-asian="normal"/>
    </style:style>
    <style:style style:name="RTF_5f_Num_20_19_20_1" style:display-name="RTF_Num 19 1" style:family="text">
      <style:text-properties fo:color="#000000" loext:opacity="100%"/>
    </style:style>
    <style:style style:name="Default_20_Paragraph_20_Font" style:display-name="Default Paragraph Font" style:family="text"/>
    <style:style style:name="WW8Num6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6z0" style:family="text">
      <style:text-properties style:font-name="Symbol" fo:font-family="Symbol" style:font-name-complex="OpenSymbol1" style:font-family-complex="OpenSymbol, 'Arial Unicode MS'"/>
    </style:style>
    <style:style style:name="WW8Num10z0" style:family="text">
      <style:text-properties style:font-name="Symbol1" fo:font-family="Symbol" style:font-charset="x-symbol" fo:font-size="9pt" style:font-size-asian="9pt" style:font-name-complex="StarSymbol2" style:font-family-complex="StarSymbol, 'Arial Unicode MS'" style:font-charset-complex="x-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Zeichenformat" style:family="text"/>
    <style:style style:name="Fuente_20_de_20_párrafo_20_predeter." style:display-name="Fuente de párrafo predeter." style:family="text"/>
    <style:style style:name="ListLabel_20_557" style:display-name="ListLabel 557" style:family="text"/>
    <style:style style:name="ListLabel_20_556" style:display-name="ListLabel 556" style:family="text"/>
    <style:style style:name="ListLabel_20_555" style:display-name="ListLabel 555" style:family="text"/>
    <style:style style:name="ListLabel_20_554" style:display-name="ListLabel 554" style:family="text"/>
    <style:style style:name="ListLabel_20_553" style:display-name="ListLabel 553" style:family="text"/>
    <style:style style:name="ListLabel_20_552" style:display-name="ListLabel 552" style:family="text"/>
    <style:style style:name="ListLabel_20_551" style:display-name="ListLabel 551" style:family="text"/>
    <style:style style:name="ListLabel_20_550" style:display-name="ListLabel 550" style:family="text"/>
    <style:style style:name="ListLabel_20_549" style:display-name="ListLabel 549" style:family="text"/>
    <style:style style:name="ListLabel_20_151" style:display-name="ListLabel 151" style:family="text">
      <style:text-properties style:font-name-complex="StarSymbol1" style:font-family-complex="StarSymbol" style:font-family-generic-complex="system" style:font-pitch-complex="variable"/>
    </style:style>
    <style:style style:name="ListLabel_20_150" style:display-name="ListLabel 150" style:family="text">
      <style:text-properties style:font-name-complex="StarSymbol1" style:font-family-complex="StarSymbol" style:font-family-generic-complex="system" style:font-pitch-complex="variable"/>
    </style:style>
    <style:style style:name="ListLabel_20_149" style:display-name="ListLabel 149" style:family="text">
      <style:text-properties style:font-name-complex="StarSymbol1" style:font-family-complex="StarSymbol" style:font-family-generic-complex="system" style:font-pitch-complex="variable"/>
    </style:style>
    <style:style style:name="ListLabel_20_148" style:display-name="ListLabel 148" style:family="text">
      <style:text-properties style:font-name-complex="StarSymbol1" style:font-family-complex="StarSymbol" style:font-family-generic-complex="system" style:font-pitch-complex="variable"/>
    </style:style>
    <style:style style:name="ListLabel_20_147" style:display-name="ListLabel 147" style:family="text">
      <style:text-properties style:font-name-complex="StarSymbol1" style:font-family-complex="StarSymbol" style:font-family-generic-complex="system" style:font-pitch-complex="variable"/>
    </style:style>
    <style:style style:name="ListLabel_20_146" style:display-name="ListLabel 146" style:family="text">
      <style:text-properties style:font-name-complex="StarSymbol1" style:font-family-complex="StarSymbol" style:font-family-generic-complex="system" style:font-pitch-complex="variable"/>
    </style:style>
    <style:style style:name="ListLabel_20_145" style:display-name="ListLabel 145" style:family="text">
      <style:text-properties style:font-name-complex="StarSymbol1" style:font-family-complex="StarSymbol" style:font-family-generic-complex="system" style:font-pitch-complex="variable"/>
    </style:style>
    <style:style style:name="ListLabel_20_144" style:display-name="ListLabel 144" style:family="text">
      <style:text-properties style:font-name-complex="StarSymbol1" style:font-family-complex="StarSymbol" style:font-family-generic-complex="system" style:font-pitch-complex="variable"/>
    </style:style>
    <style:style style:name="ListLabel_20_143" style:display-name="ListLabel 143" style:family="text">
      <style:text-properties style:font-name="Arial1" fo:font-family="Arial" style:font-family-generic="roman" style:font-pitch="variable" fo:font-size="11pt" fo:font-weight="normal" style:font-size-asian="11pt" style:font-weight-asian="normal" style:font-name-complex="StarSymbol1" style:font-family-complex="StarSymbol" style:font-family-generic-complex="system" style:font-pitch-complex="variable"/>
    </style:style>
    <style:style style:name="ListLabel_20_15" style:display-name="ListLabel 15" style:family="text">
      <style:text-properties style:font-name="Arial1" fo:font-family="Arial" style:font-family-generic="roman" style:font-pitch="variable" fo:font-size="11pt" style:font-size-asian="11pt" style:font-name-complex="StarSymbol1" style:font-family-complex="StarSymbol" style:font-family-generic-complex="system" style:font-pitch-complex="variable"/>
    </style:style>
    <style:style style:name="ListLabel_20_16" style:display-name="ListLabel 16" style:family="text">
      <style:text-properties style:font-name-complex="StarSymbol1" style:font-family-complex="StarSymbol" style:font-family-generic-complex="system" style:font-pitch-complex="variable"/>
    </style:style>
    <style:style style:name="ListLabel_20_17" style:display-name="ListLabel 17" style:family="text">
      <style:text-properties style:font-name-complex="StarSymbol1" style:font-family-complex="StarSymbol" style:font-family-generic-complex="system" style:font-pitch-complex="variable"/>
    </style:style>
    <style:style style:name="ListLabel_20_18" style:display-name="ListLabel 18" style:family="text">
      <style:text-properties style:font-name-complex="StarSymbol1" style:font-family-complex="StarSymbol" style:font-family-generic-complex="system" style:font-pitch-complex="variable"/>
    </style:style>
    <style:style style:name="ListLabel_20_19" style:display-name="ListLabel 19" style:family="text">
      <style:text-properties style:font-name-complex="StarSymbol1" style:font-family-complex="StarSymbol" style:font-family-generic-complex="system" style:font-pitch-complex="variable"/>
    </style:style>
    <style:style style:name="ListLabel_20_20" style:display-name="ListLabel 20" style:family="text">
      <style:text-properties style:font-name-complex="StarSymbol1" style:font-family-complex="StarSymbol" style:font-family-generic-complex="system" style:font-pitch-complex="variable"/>
    </style:style>
    <style:style style:name="ListLabel_20_21" style:display-name="ListLabel 21" style:family="text">
      <style:text-properties style:font-name-complex="StarSymbol1" style:font-family-complex="StarSymbol" style:font-family-generic-complex="system" style:font-pitch-complex="variable"/>
    </style:style>
    <style:style style:name="ListLabel_20_22" style:display-name="ListLabel 22" style:family="text">
      <style:text-properties style:font-name-complex="StarSymbol1" style:font-family-complex="StarSymbol" style:font-family-generic-complex="system" style:font-pitch-complex="variable"/>
    </style:style>
    <style:style style:name="ListLabel_20_23" style:display-name="ListLabel 23" style:family="text">
      <style:text-properties style:font-name-complex="StarSymbol1" style:font-family-complex="StarSymbol" style:font-family-generic-complex="system" style:font-pitch-complex="variable"/>
    </style:style>
    <style:style style:name="Comment" style:family="text">
      <style:text-properties text:display="none"/>
    </style:style>
    <style:style style:name="HTML_20_Markup" style:display-name="HTML Markup" style:family="text">
      <style:text-properties fo:color="#ff0000" loext:opacity="100%" text:display="none"/>
    </style:style>
    <style:style style:name="Typewriter" style:family="text">
      <style:text-properties style:font-name="Courier New2" fo:font-family="'Courier New'" style:font-family-generic="roman" style:font-pitch="variable" fo:font-size="10pt" style:font-size-asian="10pt"/>
    </style:style>
    <style:style style:name="Strong" style:family="text">
      <style:text-properties fo:font-weight="bold" style:font-weight-asian="bold"/>
    </style:style>
    <style:style style:name="Sample" style:family="text">
      <style:text-properties style:font-name="Courier New2" fo:font-family="'Courier New'" style:font-family-generic="roman" style:font-pitch="variable"/>
    </style:style>
    <style:style style:name="Keyboard" style:family="text">
      <style:text-properties style:font-name="Courier New2" fo:font-family="'Courier New'" style:font-family-generic="roman" style:font-pitch="variable" fo:font-size="10pt" fo:font-weight="bold" style:font-size-asian="10pt" style:font-weight-asian="bold"/>
    </style:style>
    <style:style style:name="CODE" style:family="text">
      <style:text-properties style:font-name="Courier New2" fo:font-family="'Courier New'" style:font-family-generic="roman" style:font-pitch="variable" fo:font-size="10pt" style:font-size-asian="10pt"/>
    </style:style>
    <style:style style:name="CITE" style:family="text">
      <style:text-properties fo:font-style="italic" style:font-style-asian="italic"/>
    </style:style>
    <style:style style:name="ListLabel_20_521" style:display-name="ListLabel 521" style:family="text"/>
    <style:style style:name="ListLabel_20_548" style:display-name="ListLabel 548" style:family="text"/>
    <style:style style:name="ListLabel_20_547" style:display-name="ListLabel 547" style:family="text"/>
    <style:style style:name="ListLabel_20_546" style:display-name="ListLabel 546" style:family="text"/>
    <style:style style:name="ListLabel_20_545" style:display-name="ListLabel 545" style:family="text"/>
    <style:style style:name="ListLabel_20_544" style:display-name="ListLabel 544" style:family="text"/>
    <style:style style:name="ListLabel_20_543" style:display-name="ListLabel 543" style:family="text"/>
    <style:style style:name="ListLabel_20_542" style:display-name="ListLabel 542" style:family="text"/>
    <style:style style:name="ListLabel_20_541" style:display-name="ListLabel 541" style:family="text"/>
    <style:style style:name="ListLabel_20_540" style:display-name="ListLabel 540" style:family="text"/>
    <style:style style:name="WW8Num5z1" style:family="text">
      <style:text-properties style:font-name="Courier New2" fo:font-family="'Courier New'" style:font-family-generic="roman" style:font-pitch="variable" style:font-name-complex="Courier New3" style:font-family-complex="'Courier New'" style:font-family-generic-complex="system" style:font-pitch-complex="variable"/>
    </style:style>
    <style:style style:name="ListLabel_20_270" style:display-name="ListLabel 270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2" style:display-name="ListLabel 262" style:family="text">
      <style:text-properties style:font-name="Arial1" fo:font-family="Arial" style:font-family-generic="roman" style:font-pitch="variable" fo:font-size="11pt" style:text-underline-style="none" style:font-size-asian="11pt"/>
    </style:style>
    <style:style style:name="ListLabel_20_234" style:display-name="ListLabel 234" style:family="text">
      <style:text-properties fo:font-size="11pt" style:font-name-asian="Arial3" style:font-family-asian="Arial" style:font-family-generic-asian="system" style:font-pitch-asian="variable" style:font-size-asian="11pt" style:font-name-complex="Arial3" style:font-family-complex="Arial" style:font-family-generic-complex="system" style:font-pitch-complex="variable" style:font-size-complex="11pt"/>
    </style:style>
    <style:style style:name="ListLabel_20_233" style:display-name="ListLabel 233" style:family="text">
      <style:text-properties fo:font-size="11pt" style:font-name-asian="Arial3" style:font-family-asian="Arial" style:font-family-generic-asian="system" style:font-pitch-asian="variable" style:font-size-asian="11pt" style:font-name-complex="Arial3" style:font-family-complex="Arial" style:font-family-generic-complex="system" style:font-pitch-complex="variable" style:font-size-complex="11pt"/>
    </style:style>
    <style:style style:name="ListLabel_20_232" style:display-name="ListLabel 232" style:family="text">
      <style:text-properties fo:font-size="11pt" style:font-name-asian="Arial3" style:font-family-asian="Arial" style:font-family-generic-asian="system" style:font-pitch-asian="variable" style:font-size-asian="11pt" style:font-name-complex="Arial3" style:font-family-complex="Arial" style:font-family-generic-complex="system" style:font-pitch-complex="variable" style:font-size-complex="11pt"/>
    </style:style>
    <style:style style:name="ListLabel_20_231" style:display-name="ListLabel 231" style:family="text">
      <style:text-properties fo:font-size="11pt" style:font-name-asian="Arial3" style:font-family-asian="Arial" style:font-family-generic-asian="system" style:font-pitch-asian="variable" style:font-size-asian="11pt" style:font-name-complex="Arial3" style:font-family-complex="Arial" style:font-family-generic-complex="system" style:font-pitch-complex="variable" style:font-size-complex="11pt"/>
    </style:style>
    <style:style style:name="ListLabel_20_230" style:display-name="ListLabel 230" style:family="text">
      <style:text-properties fo:font-size="11pt" style:font-name-asian="Arial3" style:font-family-asian="Arial" style:font-family-generic-asian="system" style:font-pitch-asian="variable" style:font-size-asian="11pt" style:font-name-complex="Arial3" style:font-family-complex="Arial" style:font-family-generic-complex="system" style:font-pitch-complex="variable" style:font-size-complex="11pt"/>
    </style:style>
    <style:style style:name="ListLabel_20_229" style:display-name="ListLabel 229" style:family="text">
      <style:text-properties fo:font-size="11pt" style:font-name-asian="Arial3" style:font-family-asian="Arial" style:font-family-generic-asian="system" style:font-pitch-asian="variable" style:font-size-asian="11pt" style:font-name-complex="Arial3" style:font-family-complex="Arial" style:font-family-generic-complex="system" style:font-pitch-complex="variable" style:font-size-complex="11pt"/>
    </style:style>
    <style:style style:name="ListLabel_20_228" style:display-name="ListLabel 228" style:family="text">
      <style:text-properties fo:font-size="11pt" style:font-name-asian="Arial3" style:font-family-asian="Arial" style:font-family-generic-asian="system" style:font-pitch-asian="variable" style:font-size-asian="11pt" style:font-name-complex="Arial3" style:font-family-complex="Arial" style:font-family-generic-complex="system" style:font-pitch-complex="variable" style:font-size-complex="11pt"/>
    </style:style>
    <style:style style:name="ListLabel_20_227" style:display-name="ListLabel 227" style:family="text">
      <style:text-properties fo:font-size="11pt" style:font-name-asian="Arial3" style:font-family-asian="Arial" style:font-family-generic-asian="system" style:font-pitch-asian="variable" style:font-size-asian="11pt" style:font-name-complex="Arial3" style:font-family-complex="Arial" style:font-family-generic-complex="system" style:font-pitch-complex="variable" style:font-size-complex="11pt"/>
    </style:style>
    <style:style style:name="ListLabel_20_226" style:display-name="ListLabel 226" style:family="text">
      <style:text-properties fo:font-size="11pt" style:font-name-asian="Arial3" style:font-family-asian="Arial" style:font-family-generic-asian="system" style:font-pitch-asian="variable" style:font-size-asian="11pt" style:font-name-complex="Arial3" style:font-family-complex="Arial" style:font-family-generic-complex="system" style:font-pitch-complex="variable" style:font-size-complex="11pt"/>
    </style:style>
    <style:style style:name="ListLabel_20_72" style:display-name="ListLabel 72" style:family="text">
      <style:text-properties fo:font-size="11pt" style:font-name-asian="Arial3" style:font-family-asian="Arial" style:font-family-generic-asian="system" style:font-pitch-asian="variable" style:font-size-asian="11pt" style:font-name-complex="Arial3" style:font-family-complex="Arial" style:font-family-generic-complex="system" style:font-pitch-complex="variable" style:font-size-complex="11pt"/>
    </style:style>
    <style:style style:name="ListLabel_20_71" style:display-name="ListLabel 71" style:family="text">
      <style:text-properties fo:font-size="11pt" style:font-name-asian="Arial3" style:font-family-asian="Arial" style:font-family-generic-asian="system" style:font-pitch-asian="variable" style:font-size-asian="11pt" style:font-name-complex="Arial3" style:font-family-complex="Arial" style:font-family-generic-complex="system" style:font-pitch-complex="variable" style:font-size-complex="11pt"/>
    </style:style>
    <style:style style:name="ListLabel_20_70" style:display-name="ListLabel 70" style:family="text">
      <style:text-properties fo:font-size="11pt" style:font-name-asian="Arial3" style:font-family-asian="Arial" style:font-family-generic-asian="system" style:font-pitch-asian="variable" style:font-size-asian="11pt" style:font-name-complex="Arial3" style:font-family-complex="Arial" style:font-family-generic-complex="system" style:font-pitch-complex="variable" style:font-size-complex="11pt"/>
    </style:style>
    <style:style style:name="ListLabel_20_69" style:display-name="ListLabel 69" style:family="text">
      <style:text-properties fo:font-size="11pt" style:font-name-asian="Arial3" style:font-family-asian="Arial" style:font-family-generic-asian="system" style:font-pitch-asian="variable" style:font-size-asian="11pt" style:font-name-complex="Arial3" style:font-family-complex="Arial" style:font-family-generic-complex="system" style:font-pitch-complex="variable" style:font-size-complex="11pt"/>
    </style:style>
    <style:style style:name="ListLabel_20_68" style:display-name="ListLabel 68" style:family="text">
      <style:text-properties fo:font-size="11pt" style:font-name-asian="Arial3" style:font-family-asian="Arial" style:font-family-generic-asian="system" style:font-pitch-asian="variable" style:font-size-asian="11pt" style:font-name-complex="Arial3" style:font-family-complex="Arial" style:font-family-generic-complex="system" style:font-pitch-complex="variable" style:font-size-complex="11pt"/>
    </style:style>
    <style:style style:name="ListLabel_20_67" style:display-name="ListLabel 67" style:family="text">
      <style:text-properties fo:font-size="11pt" style:font-name-asian="Arial3" style:font-family-asian="Arial" style:font-family-generic-asian="system" style:font-pitch-asian="variable" style:font-size-asian="11pt" style:font-name-complex="Arial3" style:font-family-complex="Arial" style:font-family-generic-complex="system" style:font-pitch-complex="variable" style:font-size-complex="11pt"/>
    </style:style>
    <style:style style:name="ListLabel_20_66" style:display-name="ListLabel 66" style:family="text">
      <style:text-properties fo:font-size="11pt" style:font-name-asian="Arial3" style:font-family-asian="Arial" style:font-family-generic-asian="system" style:font-pitch-asian="variable" style:font-size-asian="11pt" style:font-name-complex="Arial3" style:font-family-complex="Arial" style:font-family-generic-complex="system" style:font-pitch-complex="variable" style:font-size-complex="11pt"/>
    </style:style>
    <style:style style:name="ListLabel_20_65" style:display-name="ListLabel 65" style:family="text">
      <style:text-properties fo:font-size="11pt" style:font-name-asian="Arial3" style:font-family-asian="Arial" style:font-family-generic-asian="system" style:font-pitch-asian="variable" style:font-size-asian="11pt" style:font-name-complex="Arial3" style:font-family-complex="Arial" style:font-family-generic-complex="system" style:font-pitch-complex="variable" style:font-size-complex="11pt"/>
    </style:style>
    <style:style style:name="WW_5f_CharLFO4LVL8" style:display-name="WW_CharLFO4LVL8" style:family="text">
      <style:text-properties style:font-name="Courier New2" fo:font-family="'Courier New'" style:font-family-generic="roman" style:font-pitch="variable" style:font-name-complex="Courier New3" style:font-family-complex="'Courier New'" style:font-family-generic-complex="system" style:font-pitch-complex="variable"/>
    </style:style>
    <style:style style:name="WW_5f_CharLFO4LVL5" style:display-name="WW_CharLFO4LVL5" style:family="text">
      <style:text-properties style:font-name="Courier New2" fo:font-family="'Courier New'" style:font-family-generic="roman" style:font-pitch="variable" style:font-name-complex="Courier New3" style:font-family-complex="'Courier New'" style:font-family-generic-complex="system" style:font-pitch-complex="variable"/>
    </style:style>
    <style:style style:name="WW_5f_CharLFO4LVL2" style:display-name="WW_CharLFO4LVL2" style:family="text">
      <style:text-properties style:font-name="Courier New2" fo:font-family="'Courier New'" style:font-family-generic="roman" style:font-pitch="variable" style:font-name-complex="Courier New3" style:font-family-complex="'Courier New'" style:font-family-generic-complex="system" style:font-pitch-complex="variable"/>
    </style:style>
    <style:style style:name="WW_5f_CharLFO4LVL1" style:display-name="WW_CharLFO4LVL1" style:family="text">
      <style:text-properties style:font-name="Arial1" fo:font-family="Arial" style:font-family-generic="roman" style:font-pitch="variabl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539" style:display-name="ListLabel 539" style:family="text">
      <style:text-properties style:font-name-complex="StarSymbol1" style:font-family-complex="StarSymbol" style:font-family-generic-complex="system" style:font-pitch-complex="variable"/>
    </style:style>
    <style:style style:name="ListLabel_20_538" style:display-name="ListLabel 538" style:family="text">
      <style:text-properties style:font-name-complex="StarSymbol1" style:font-family-complex="StarSymbol" style:font-family-generic-complex="system" style:font-pitch-complex="variable"/>
    </style:style>
    <style:style style:name="ListLabel_20_537" style:display-name="ListLabel 537" style:family="text">
      <style:text-properties style:font-name-complex="StarSymbol1" style:font-family-complex="StarSymbol" style:font-family-generic-complex="system" style:font-pitch-complex="variable"/>
    </style:style>
    <style:style style:name="ListLabel_20_536" style:display-name="ListLabel 536" style:family="text">
      <style:text-properties style:font-name-complex="StarSymbol1" style:font-family-complex="StarSymbol" style:font-family-generic-complex="system" style:font-pitch-complex="variable"/>
    </style:style>
    <style:style style:name="ListLabel_20_535" style:display-name="ListLabel 535" style:family="text">
      <style:text-properties style:font-name-complex="StarSymbol1" style:font-family-complex="StarSymbol" style:font-family-generic-complex="system" style:font-pitch-complex="variable"/>
    </style:style>
    <style:style style:name="ListLabel_20_534" style:display-name="ListLabel 534" style:family="text">
      <style:text-properties style:font-name-complex="StarSymbol1" style:font-family-complex="StarSymbol" style:font-family-generic-complex="system" style:font-pitch-complex="variable"/>
    </style:style>
    <style:style style:name="ListLabel_20_533" style:display-name="ListLabel 533" style:family="text">
      <style:text-properties style:font-name-complex="StarSymbol1" style:font-family-complex="StarSymbol" style:font-family-generic-complex="system" style:font-pitch-complex="variable"/>
    </style:style>
    <style:style style:name="ListLabel_20_532" style:display-name="ListLabel 532" style:family="text">
      <style:text-properties style:font-name-complex="StarSymbol1" style:font-family-complex="StarSymbol" style:font-family-generic-complex="system" style:font-pitch-complex="variable"/>
    </style:style>
    <style:style style:name="ListLabel_20_531" style:display-name="ListLabel 531" style:family="text">
      <style:text-properties style:font-name-complex="StarSymbol1" style:font-family-complex="StarSymbol" style:font-family-generic-complex="system" style:font-pitch-complex="variable"/>
    </style:style>
    <style:style style:name="ListLabel_20_530" style:display-name="ListLabel 530" style:family="text">
      <style:text-properties style:font-name-complex="StarSymbol1" style:font-family-complex="StarSymbol" style:font-family-generic-complex="system" style:font-pitch-complex="variable"/>
    </style:style>
    <style:style style:name="ListLabel_20_529" style:display-name="ListLabel 529" style:family="text">
      <style:text-properties style:font-name-complex="StarSymbol1" style:font-family-complex="StarSymbol" style:font-family-generic-complex="system" style:font-pitch-complex="variable"/>
    </style:style>
    <style:style style:name="ListLabel_20_528" style:display-name="ListLabel 528" style:family="text">
      <style:text-properties style:font-name-complex="StarSymbol1" style:font-family-complex="StarSymbol" style:font-family-generic-complex="system" style:font-pitch-complex="variable"/>
    </style:style>
    <style:style style:name="ListLabel_20_527" style:display-name="ListLabel 527" style:family="text">
      <style:text-properties style:font-name-complex="StarSymbol1" style:font-family-complex="StarSymbol" style:font-family-generic-complex="system" style:font-pitch-complex="variable"/>
    </style:style>
    <style:style style:name="ListLabel_20_526" style:display-name="ListLabel 526" style:family="text">
      <style:text-properties style:font-name-complex="StarSymbol1" style:font-family-complex="StarSymbol" style:font-family-generic-complex="system" style:font-pitch-complex="variable"/>
    </style:style>
    <style:style style:name="ListLabel_20_525" style:display-name="ListLabel 525" style:family="text">
      <style:text-properties style:font-name-complex="StarSymbol1" style:font-family-complex="StarSymbol" style:font-family-generic-complex="system" style:font-pitch-complex="variable"/>
    </style:style>
    <style:style style:name="ListLabel_20_524" style:display-name="ListLabel 524" style:family="text">
      <style:text-properties style:font-name-complex="StarSymbol1" style:font-family-complex="StarSymbol" style:font-family-generic-complex="system" style:font-pitch-complex="variable"/>
    </style:style>
    <style:style style:name="ListLabel_20_523" style:display-name="ListLabel 523" style:family="text">
      <style:text-properties style:font-name-complex="StarSymbol1" style:font-family-complex="StarSymbol" style:font-family-generic-complex="system" style:font-pitch-complex="variable"/>
    </style:style>
    <style:style style:name="ListLabel_20_522" style:display-name="ListLabel 522" style:family="text">
      <style:text-properties fo:font-weight="bold" style:font-weight-asian="bold" style:font-name-complex="StarSymbol1" style:font-family-complex="StarSymbol" style:font-family-generic-complex="system" style:font-pitch-complex="variable"/>
    </style:style>
    <style:style style:name="ListLabel_20_520" style:display-name="ListLabel 520" style:family="text">
      <style:text-properties style:font-name-complex="OpenSymbol" style:font-family-complex="OpenSymbol" style:font-family-generic-complex="system" style:font-pitch-complex="variable"/>
    </style:style>
    <style:style style:name="ListLabel_20_519" style:display-name="ListLabel 519" style:family="text">
      <style:text-properties style:font-name-complex="OpenSymbol" style:font-family-complex="OpenSymbol" style:font-family-generic-complex="system" style:font-pitch-complex="variable"/>
    </style:style>
    <style:style style:name="ListLabel_20_518" style:display-name="ListLabel 518" style:family="text">
      <style:text-properties style:font-name-complex="Symbol2" style:font-family-complex="Symbol" style:font-family-generic-complex="system" style:font-pitch-complex="variable"/>
    </style:style>
    <style:style style:name="ListLabel_20_517" style:display-name="ListLabel 517" style:family="text">
      <style:text-properties style:font-name-complex="OpenSymbol" style:font-family-complex="OpenSymbol" style:font-family-generic-complex="system" style:font-pitch-complex="variable"/>
    </style:style>
    <style:style style:name="ListLabel_20_516" style:display-name="ListLabel 516" style:family="text">
      <style:text-properties style:font-name-complex="OpenSymbol" style:font-family-complex="OpenSymbol" style:font-family-generic-complex="system" style:font-pitch-complex="variable"/>
    </style:style>
    <style:style style:name="ListLabel_20_515" style:display-name="ListLabel 515" style:family="text">
      <style:text-properties style:font-name-complex="Symbol2" style:font-family-complex="Symbol" style:font-family-generic-complex="system" style:font-pitch-complex="variable"/>
    </style:style>
    <style:style style:name="ListLabel_20_514" style:display-name="ListLabel 514" style:family="text">
      <style:text-properties style:font-name-complex="OpenSymbol" style:font-family-complex="OpenSymbol" style:font-family-generic-complex="system" style:font-pitch-complex="variable"/>
    </style:style>
    <style:style style:name="ListLabel_20_513" style:display-name="ListLabel 513" style:family="text">
      <style:text-properties style:font-name-complex="OpenSymbol" style:font-family-complex="OpenSymbol" style:font-family-generic-complex="system" style:font-pitch-complex="variable"/>
    </style:style>
    <style:style style:name="ListLabel_20_512" style:display-name="ListLabel 512" style:family="text">
      <style:text-properties style:font-name-complex="Symbol2" style:font-family-complex="Symbol" style:font-family-generic-complex="system" style:font-pitch-complex="variable"/>
    </style:style>
    <style:style style:name="Muy_20_destacado" style:display-name="Muy destacado" style:family="text">
      <style:text-properties fo:font-weight="bold" style:font-weight-asian="bold" style:font-weight-complex="bold"/>
    </style:style>
    <style:style style:name="ListLabel_20_94" style:display-name="ListLabel 94" style:family="text">
      <style:text-properties style:font-name-complex="0" style:font-family-complex="0" style:font-family-generic-complex="system" style:font-pitch-complex="variable"/>
    </style:style>
    <style:style style:name="ListLabel_20_93" style:display-name="ListLabel 93" style:family="text">
      <style:text-properties style:font-name-complex="0" style:font-family-complex="0" style:font-family-generic-complex="system" style:font-pitch-complex="variable"/>
    </style:style>
    <style:style style:name="ListLabel_20_92" style:display-name="ListLabel 92" style:family="text">
      <style:text-properties style:font-name-complex="0" style:font-family-complex="0" style:font-family-generic-complex="system" style:font-pitch-complex="variable"/>
    </style:style>
    <style:style style:name="ListLabel_20_91" style:display-name="ListLabel 91" style:family="text">
      <style:text-properties style:font-name-complex="0" style:font-family-complex="0" style:font-family-generic-complex="system" style:font-pitch-complex="variable"/>
    </style:style>
    <style:style style:name="ListLabel_20_90" style:display-name="ListLabel 90" style:family="text">
      <style:text-properties style:font-name-complex="0" style:font-family-complex="0" style:font-family-generic-complex="system" style:font-pitch-complex="variable"/>
    </style:style>
    <style:style style:name="ListLabel_20_89" style:display-name="ListLabel 89" style:family="text">
      <style:text-properties style:font-name-complex="0" style:font-family-complex="0" style:font-family-generic-complex="system" style:font-pitch-complex="variable"/>
    </style:style>
    <style:style style:name="ListLabel_20_88" style:display-name="ListLabel 88" style:family="text">
      <style:text-properties style:font-name-complex="0" style:font-family-complex="0" style:font-family-generic-complex="system" style:font-pitch-complex="variable"/>
    </style:style>
    <style:style style:name="ListLabel_20_87" style:display-name="ListLabel 87" style:family="text">
      <style:text-properties style:font-name-complex="0" style:font-family-complex="0" style:font-family-generic-complex="system" style:font-pitch-complex="variable"/>
    </style:style>
    <style:style style:name="ListLabel_20_86" style:display-name="ListLabel 86" style:family="text">
      <style:text-properties style:font-name="Times New Roman" fo:font-family="'Times New Roman'" style:font-family-generic="roman" style:font-pitch="variable" fo:font-size="12pt" style:font-size-asian="12pt" style:font-name-complex="0" style:font-family-complex="0" style:font-family-generic-complex="system" style:font-pitch-complex="variable"/>
    </style:style>
    <style:style style:name="ListLabel_20_103" style:display-name="ListLabel 103" style:family="text">
      <style:text-properties style:font-name-complex="0" style:font-family-complex="0" style:font-family-generic-complex="system" style:font-pitch-complex="variable"/>
    </style:style>
    <style:style style:name="ListLabel_20_102" style:display-name="ListLabel 102" style:family="text">
      <style:text-properties style:font-name-complex="0" style:font-family-complex="0" style:font-family-generic-complex="system" style:font-pitch-complex="variable"/>
    </style:style>
    <style:style style:name="ListLabel_20_101" style:display-name="ListLabel 101" style:family="text">
      <style:text-properties style:font-name-complex="0" style:font-family-complex="0" style:font-family-generic-complex="system" style:font-pitch-complex="variable"/>
    </style:style>
    <style:style style:name="ListLabel_20_100" style:display-name="ListLabel 100" style:family="text">
      <style:text-properties style:font-name-complex="0" style:font-family-complex="0" style:font-family-generic-complex="system" style:font-pitch-complex="variable"/>
    </style:style>
    <style:style style:name="ListLabel_20_99" style:display-name="ListLabel 99" style:family="text">
      <style:text-properties style:font-name-complex="0" style:font-family-complex="0" style:font-family-generic-complex="system" style:font-pitch-complex="variable"/>
    </style:style>
    <style:style style:name="ListLabel_20_98" style:display-name="ListLabel 98" style:family="text">
      <style:text-properties style:font-name-complex="0" style:font-family-complex="0" style:font-family-generic-complex="system" style:font-pitch-complex="variable"/>
    </style:style>
    <style:style style:name="ListLabel_20_97" style:display-name="ListLabel 97" style:family="text">
      <style:text-properties style:font-name-complex="0" style:font-family-complex="0" style:font-family-generic-complex="system" style:font-pitch-complex="variable"/>
    </style:style>
    <style:style style:name="ListLabel_20_96" style:display-name="ListLabel 96" style:family="text">
      <style:text-properties style:font-name-complex="0" style:font-family-complex="0" style:font-family-generic-complex="system" style:font-pitch-complex="variable"/>
    </style:style>
    <style:style style:name="ListLabel_20_95" style:display-name="ListLabel 95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0" style:font-family-complex="0" style:font-family-generic-complex="system" style:font-pitch-complex="variable"/>
    </style:style>
    <style:style style:name="ListLabel_20_112" style:display-name="ListLabel 112" style:family="text">
      <style:text-properties style:font-name-complex="0" style:font-family-complex="0" style:font-family-generic-complex="system" style:font-pitch-complex="variable"/>
    </style:style>
    <style:style style:name="ListLabel_20_111" style:display-name="ListLabel 111" style:family="text">
      <style:text-properties style:font-name-complex="0" style:font-family-complex="0" style:font-family-generic-complex="system" style:font-pitch-complex="variable"/>
    </style:style>
    <style:style style:name="ListLabel_20_110" style:display-name="ListLabel 110" style:family="text">
      <style:text-properties style:font-name-complex="0" style:font-family-complex="0" style:font-family-generic-complex="system" style:font-pitch-complex="variable"/>
    </style:style>
    <style:style style:name="ListLabel_20_109" style:display-name="ListLabel 109" style:family="text">
      <style:text-properties style:font-name-complex="0" style:font-family-complex="0" style:font-family-generic-complex="system" style:font-pitch-complex="variable"/>
    </style:style>
    <style:style style:name="ListLabel_20_108" style:display-name="ListLabel 108" style:family="text">
      <style:text-properties style:font-name-complex="0" style:font-family-complex="0" style:font-family-generic-complex="system" style:font-pitch-complex="variable"/>
    </style:style>
    <style:style style:name="ListLabel_20_107" style:display-name="ListLabel 107" style:family="text">
      <style:text-properties style:font-name-complex="0" style:font-family-complex="0" style:font-family-generic-complex="system" style:font-pitch-complex="variable"/>
    </style:style>
    <style:style style:name="ListLabel_20_106" style:display-name="ListLabel 106" style:family="text">
      <style:text-properties style:font-name-complex="0" style:font-family-complex="0" style:font-family-generic-complex="system" style:font-pitch-complex="variable"/>
    </style:style>
    <style:style style:name="ListLabel_20_105" style:display-name="ListLabel 105" style:family="text">
      <style:text-properties style:font-name-complex="0" style:font-family-complex="0" style:font-family-generic-complex="system" style:font-pitch-complex="variable"/>
    </style:style>
    <style:style style:name="ListLabel_20_104" style:display-name="ListLabel 104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0" style:font-family-complex="0" style:font-family-generic-complex="system" style:font-pitch-complex="variable"/>
    </style:style>
    <style:style style:name="ListLabel_20_121" style:display-name="ListLabel 121" style:family="text">
      <style:text-properties style:font-name-complex="0" style:font-family-complex="0" style:font-family-generic-complex="system" style:font-pitch-complex="variable"/>
    </style:style>
    <style:style style:name="ListLabel_20_120" style:display-name="ListLabel 120" style:family="text">
      <style:text-properties style:font-name-complex="0" style:font-family-complex="0" style:font-family-generic-complex="system" style:font-pitch-complex="variable"/>
    </style:style>
    <style:style style:name="ListLabel_20_119" style:display-name="ListLabel 119" style:family="text">
      <style:text-properties style:font-name-complex="0" style:font-family-complex="0" style:font-family-generic-complex="system" style:font-pitch-complex="variable"/>
    </style:style>
    <style:style style:name="ListLabel_20_118" style:display-name="ListLabel 118" style:family="text">
      <style:text-properties style:font-name-complex="0" style:font-family-complex="0" style:font-family-generic-complex="system" style:font-pitch-complex="variable"/>
    </style:style>
    <style:style style:name="ListLabel_20_117" style:display-name="ListLabel 117" style:family="text">
      <style:text-properties style:font-name-complex="0" style:font-family-complex="0" style:font-family-generic-complex="system" style:font-pitch-complex="variable"/>
    </style:style>
    <style:style style:name="ListLabel_20_116" style:display-name="ListLabel 116" style:family="text">
      <style:text-properties style:font-name-complex="0" style:font-family-complex="0" style:font-family-generic-complex="system" style:font-pitch-complex="variable"/>
    </style:style>
    <style:style style:name="ListLabel_20_115" style:display-name="ListLabel 115" style:family="text">
      <style:text-properties style:font-name-complex="0" style:font-family-complex="0" style:font-family-generic-complex="system" style:font-pitch-complex="variable"/>
    </style:style>
    <style:style style:name="ListLabel_20_114" style:display-name="ListLabel 114" style:family="text">
      <style:text-properties style:font-name-complex="0" style:font-family-complex="0" style:font-family-generic-complex="system" style:font-pitch-complex="variable"/>
    </style:style>
    <style:style style:name="ListLabel_20_113" style:display-name="ListLabel 113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0" style:font-family-complex="0" style:font-family-generic-complex="system" style:font-pitch-complex="variable"/>
    </style:style>
    <style:style style:name="ListLabel_20_137" style:display-name="ListLabel 137" style:family="text">
      <style:text-properties style:font-name-complex="0" style:font-family-complex="0" style:font-family-generic-complex="system" style:font-pitch-complex="variable"/>
    </style:style>
    <style:style style:name="ListLabel_20_136" style:display-name="ListLabel 136" style:family="text">
      <style:text-properties style:font-name-complex="0" style:font-family-complex="0" style:font-family-generic-complex="system" style:font-pitch-complex="variable"/>
    </style:style>
    <style:style style:name="ListLabel_20_135" style:display-name="ListLabel 135" style:family="text">
      <style:text-properties style:font-name-complex="0" style:font-family-complex="0" style:font-family-generic-complex="system" style:font-pitch-complex="variable"/>
    </style:style>
    <style:style style:name="ListLabel_20_134" style:display-name="ListLabel 134" style:family="text">
      <style:text-properties style:font-name-complex="0" style:font-family-complex="0" style:font-family-generic-complex="system" style:font-pitch-complex="variable"/>
    </style:style>
    <style:style style:name="ListLabel_20_133" style:display-name="ListLabel 133" style:family="text">
      <style:text-properties style:font-name-complex="0" style:font-family-complex="0" style:font-family-generic-complex="system" style:font-pitch-complex="variable"/>
    </style:style>
    <style:style style:name="ListLabel_20_132" style:display-name="ListLabel 132" style:family="text">
      <style:text-properties style:font-name-complex="0" style:font-family-complex="0" style:font-family-generic-complex="system" style:font-pitch-complex="variable"/>
    </style:style>
    <style:style style:name="ListLabel_20_131" style:display-name="ListLabel 131" style:family="text">
      <style:text-properties style:font-name-complex="0" style:font-family-complex="0" style:font-family-generic-complex="system" style:font-pitch-complex="variable"/>
    </style:style>
    <style:style style:name="ListLabel_20_130" style:display-name="ListLabel 130" style:family="text">
      <style:text-properties style:font-name-complex="0" style:font-family-complex="0" style:font-family-generic-complex="system" style:font-pitch-complex="variable"/>
    </style:style>
    <style:style style:name="ListLabel_20_129" style:display-name="ListLabel 129" style:family="text">
      <style:text-properties style:font-name-complex="0" style:font-family-complex="0" style:font-family-generic-complex="system" style:font-pitch-complex="variable"/>
    </style:style>
    <style:style style:name="ListLabel_20_128" style:display-name="ListLabel 128" style:family="text">
      <style:text-properties style:font-name-complex="0" style:font-family-complex="0" style:font-family-generic-complex="system" style:font-pitch-complex="variable"/>
    </style:style>
    <style:style style:name="ListLabel_20_127" style:display-name="ListLabel 127" style:family="text">
      <style:text-properties style:font-name-complex="0" style:font-family-complex="0" style:font-family-generic-complex="system" style:font-pitch-complex="variable"/>
    </style:style>
    <style:style style:name="ListLabel_20_126" style:display-name="ListLabel 126" style:family="text">
      <style:text-properties style:font-name-complex="0" style:font-family-complex="0" style:font-family-generic-complex="system" style:font-pitch-complex="variable"/>
    </style:style>
    <style:style style:name="ListLabel_20_125" style:display-name="ListLabel 125" style:family="text">
      <style:text-properties style:font-name-complex="0" style:font-family-complex="0" style:font-family-generic-complex="system" style:font-pitch-complex="variable"/>
    </style:style>
    <style:style style:name="ListLabel_20_124" style:display-name="ListLabel 124" style:family="text">
      <style:text-properties style:font-name-complex="0" style:font-family-complex="0" style:font-family-generic-complex="system" style:font-pitch-complex="variable"/>
    </style:style>
    <style:style style:name="ListLabel_20_123" style:display-name="ListLabel 123" style:family="text">
      <style:text-properties style:font-name-complex="0" style:font-family-complex="0" style:font-family-generic-complex="system" style:font-pitch-complex="variable"/>
    </style:style>
    <style:style style:name="ListLabel_20_122" style:display-name="ListLabel 122" style:family="text">
      <style:text-properties style:font-name-complex="0" style:font-family-complex="0" style:font-family-generic-complex="system" style:font-pitch-complex="variable"/>
    </style:style>
    <style:style style:name="Default" style:family="text">
      <style:text-properties fo:color="#000000" loext:opacity="100%" style:font-name="Univers 55" fo:font-family="'Univers 55'" style:font-family-generic="roman" style:font-pitch="variable" fo:font-size="12pt" style:font-name-asian="Univers 551" style:font-family-asian="'Univers 55'" style:font-family-generic-asian="system" style:font-pitch-asian="variable" style:font-size-asian="12pt" style:font-name-complex="Univers 551" style:font-family-complex="'Univers 55'" style:font-family-generic-complex="system" style:font-pitch-complex="variable" style:font-size-complex="12pt"/>
    </style:style>
    <style:style style:name="A2" style:family="text">
      <style:text-properties fo:font-size="8pt" fo:font-style="italic" style:font-size-asian="8pt" style:font-style-asian="italic"/>
    </style:style>
    <style:style style:name="Fuente_20_de_20_párrafo_20_predeter.1" style:display-name="Fuente de párrafo predeter.1" style:family="text"/>
    <style:style style:name="Encabezado_20_Car" style:display-name="Encabezado Car" style:family="text" style:parent-style-name="Fuente_20_de_20_párrafo_20_predeter.1">
      <style:text-properties fo:font-size="11pt" style:font-size-asian="11pt" style:font-size-complex="11pt"/>
    </style:style>
    <style:style style:name="A4" style:family="text">
      <style:text-properties fo:color="#000000" loext:opacity="100%" fo:font-size="11pt" style:font-size-asian="11pt" style:font-name-complex="EurostileT" style:font-family-complex="EurostileT" style:font-family-generic-complex="system" style:font-pitch-complex="variable" style:font-size-complex="11pt"/>
    </style:style>
    <style:style style:name="ListLabel_20_1" style:display-name="ListLabel 1" style:family="text">
      <style:text-properties style:font-name-asian="StarSymbol1" style:font-family-asian="StarSymbol" style:font-family-generic-asian="system" style:font-pitch-asian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</text:list-style>
    <text:list-style style:name="WW8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9" style:display-name="RTF_Num 19" text:consecutive-numbering="true">
      <text:list-level-style-number text:level="1" text:style-name="RTF_5f_Num_20_19_20_1" loext:num-list-format="%1%." style:num-suffix="." style:num-format="a" style:num-letter-sync="true" text:start-value="4">
        <style:list-level-properties/>
      </text:list-level-style-number>
      <text:list-level-style-number text:level="2" text:style-name="RTF_5f_Num_20_19_20_1" loext:num-list-format="%2%." style:num-suffix="." style:num-format="a" style:num-letter-sync="true" text:start-value="4">
        <style:list-level-properties/>
      </text:list-level-style-number>
      <text:list-level-style-number text:level="3" text:style-name="RTF_5f_Num_20_19_20_1" loext:num-list-format="%3%." style:num-suffix="." style:num-format="a" style:num-letter-sync="true" text:start-value="4">
        <style:list-level-properties/>
      </text:list-level-style-number>
      <text:list-level-style-number text:level="4" text:style-name="RTF_5f_Num_20_19_20_1" loext:num-list-format="%4%." style:num-suffix="." style:num-format="a" style:num-letter-sync="true" text:start-value="4">
        <style:list-level-properties/>
      </text:list-level-style-number>
      <text:list-level-style-number text:level="5" text:style-name="RTF_5f_Num_20_19_20_1" loext:num-list-format="%5%." style:num-suffix="." style:num-format="a" style:num-letter-sync="true" text:start-value="4">
        <style:list-level-properties/>
      </text:list-level-style-number>
      <text:list-level-style-number text:level="6" text:style-name="RTF_5f_Num_20_19_20_1" loext:num-list-format="%6%." style:num-suffix="." style:num-format="a" style:num-letter-sync="true" text:start-value="4">
        <style:list-level-properties/>
      </text:list-level-style-number>
      <text:list-level-style-number text:level="7" text:style-name="RTF_5f_Num_20_19_20_1" loext:num-list-format="%7%." style:num-suffix="." style:num-format="a" style:num-letter-sync="true" text:start-value="4">
        <style:list-level-properties/>
      </text:list-level-style-number>
      <text:list-level-style-number text:level="8" text:style-name="RTF_5f_Num_20_19_20_1" loext:num-list-format="%8%." style:num-suffix="." style:num-format="a" style:num-letter-sync="true" text:start-value="4">
        <style:list-level-properties/>
      </text:list-level-style-number>
      <text:list-level-style-number text:level="9" text:style-name="RTF_5f_Num_20_19_20_1" loext:num-list-format="%9%." style:num-suffix="." style:num-format="a" style:num-letter-sync="true" text:start-value="4">
        <style:list-level-properties/>
      </text:list-level-style-number>
      <text:list-level-style-number text:level="10" text:style-name="RTF_5f_Num_20_19_20_1" loext:num-list-format="%10%." style:num-suffix="." style:num-format="a" style:num-letter-sync="true" text:start-value="4">
        <style:list-level-properties/>
      </text:list-level-style-number>
    </text:list-style>
    <text:list-style style:name="WW8Num3">
      <text:list-level-style-number text:level="1" loext:num-list-format="%1%)" style:num-suffix=")" style:num-format="a" style:num-letter-sync="true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4">
      <text:list-level-style-number text:level="1" loext:num-list-format="%1%)" style:num-suffix=")" style:num-format="a" style:num-letter-sync="true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loext:num-list-format="%1%" text:bullet-char="">
        <style:list-level-properties text:list-level-position-and-space-mode="label-alignment">
          <style:list-level-label-alignment text:label-followed-by="listtab" text:list-tab-stop-position="0.499cm" fo:text-indent="-0.497cm" fo:margin-left="0.499cm"/>
        </style:list-level-properties>
        <style:text-properties style:font-name="Symbol1"/>
      </text:list-level-style-bullet>
      <text:list-level-style-bullet text:level="2" text:style-name="WW8Num10z0" loext:num-list-format="%2%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3" text:style-name="WW8Num10z0" loext:num-list-format="%3%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4" text:style-name="WW8Num10z0" loext:num-list-format="%4%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5" text:style-name="WW8Num10z0" loext:num-list-format="%5%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6" text:style-name="WW8Num10z0" loext:num-list-format="%6%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7" text:style-name="WW8Num10z0" loext:num-list-format="%7%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8" text:style-name="WW8Num10z0" loext:num-list-format="%8%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9" text:style-name="WW8Num10z0" loext:num-list-format="%9%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Segoe UI'" style:font-style-name="Normal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date-style style:name="N108">
      <number:year number:style="long"/>
    </number:date-style>
    <number:currency-style style:name="N110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10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12P0"/>
    </number:currency-style>
    <number:number-style style:name="N113">
      <number:number number:decimal-places="2" number:min-decimal-places="2" number:min-integer-digits="1" number:grouping="true"/>
      <number:text> €</number:text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5P0"/>
    </number:currency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7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7P0"/>
    </number:currency-style>
    <number:currency-style style:name="N119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119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20P0" style:volatile="true">
      <number:number number:decimal-places="2" number:min-decimal-places="2" number:min-integer-digits="1"/>
    </number:number-style>
    <number:number-style style:name="N120">
      <style:text-properties fo:color="#ff0000"/>
      <number:number number:decimal-places="2" number:min-decimal-places="2" number:min-integer-digits="1"/>
      <style:map style:condition="value()&gt;=0" style:apply-style-name="N120P0"/>
    </number:number-style>
    <number:date-style style:name="N122P0" style:volatile="true">
      <number:day number:style="long"/>
      <number:text>-</number:text>
      <number:month number:style="long"/>
      <number:text>-</number:text>
      <number:year/>
    </number:date-style>
    <number:text-style style:name="N122">
      <number:text-content/>
      <style:map style:condition="value()&lt;=1.7976931348623157E+308" style:apply-style-name="N122P0"/>
    </number:text-style>
    <number:date-style style:name="N123">
      <number:month number:textual="true"/>
      <number:text>-</number:text>
      <number:year/>
    </number:date-style>
    <number:number-style style:name="N125P0" style:volatile="true">
      <number:number number:decimal-places="0" number:min-decimal-places="0" number:min-integer-digits="1"/>
      <number:text> </number:text>
    </number:number-style>
    <number:number-style style:name="N125">
      <number:text>-</number:text>
      <number:number number:decimal-places="0" number:min-decimal-places="0" number:min-integer-digits="1"/>
      <number:text>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date-style style:name="N127">
      <number:day number:style="long"/>
      <number:text>-</number:text>
      <number:month number:textual="true"/>
    </number:date-style>
    <number:date-style style:name="N128">
      <number:day/>
      <number:text> de </number:text>
      <number:month number:textual="true"/>
      <number:text> de </number:text>
      <number:year/>
    </number:date-style>
    <number:number-style style:name="N129">
      <number:number number:decimal-places="3" number:min-decimal-places="3" number:min-integer-digits="1" number:grouping="true"/>
      <number:text> €</number:text>
    </number:number-style>
    <number:percentage-style style:name="N130">
      <number:number number:decimal-places="2" number:min-decimal-places="2" number:min-integer-digits="1"/>
      <number:text> %</number:text>
    </number:percentage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2P0"/>
    </number:currency-style>
    <number:currency-style style:name="N136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36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37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37">
      <number:text-content/>
      <style:map style:condition="value()&lt;=1.7976931348623157E+308" style:apply-style-name="N137P0"/>
    </number:text-style>
    <number:date-style style:name="N138">
      <number:day/>
      <number:text> de de </number:text>
      <number:month number:textual="true"/>
      <number:text>  </number:text>
      <number:year/>
    </number:date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date-style style:name="N140">
      <number:day/>
      <number:text>/</number:text>
      <number:month/>
      <number:text>/</number:text>
      <number:year/>
    </number:date-style>
    <number:date-style style:name="N141">
      <number:day/>
      <number:text>/</number:text>
      <number:month/>
    </number:date-style>
    <number:date-style style:name="N142">
      <number:year number:style="long"/>
      <number:text>-</number:text>
      <number:month/>
    </number:date-style>
    <number:date-style style:name="N143">
      <number:month number:style="long"/>
      <number:text>/</number:text>
      <number:year number:style="long"/>
    </number:date-style>
    <number:date-style style:name="N144">
      <number:month/>
      <number:text>-</number:text>
      <number:year number:style="long"/>
    </number:date-style>
    <number:date-style style:name="N145">
      <number:year number:style="long"/>
      <number:text>-</number:text>
      <number:month number:style="long"/>
    </number:date-style>
    <number:date-style style:name="N146">
      <number:month/>
      <number:text>/</number:text>
      <number:year number:style="long"/>
    </number:date-style>
    <number:date-style style:name="N147">
      <number:year number:style="long"/>
      <number:text>/</number:text>
      <number:month number:style="long"/>
    </number:date-style>
    <number:date-style style:name="N148">
      <number:year number:style="long"/>
      <number:text>/</number:text>
      <number:month number:style="long"/>
      <number:text>/</number:text>
      <number:day number:style="long"/>
    </number:date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percentage-style style:name="N153">
      <number:number number:decimal-places="0" number:min-decimal-places="0" number:min-integer-digits="1"/>
      <number:text> %</number:text>
    </number:percentage-style>
    <number:currency-style style:name="N154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54"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54P0"/>
    </number:currency-style>
    <number:number-style style:name="N155">
      <number:number number:decimal-places="0" number:min-decimal-places="0" number:min-integer-digits="3"/>
    </number:number-style>
    <number:currency-style style:name="N157P0" style:volatile="true">
      <number:number number:decimal-places="0" number:min-decimal-places="0" number:min-integer-digits="1" number:grouping="true"/>
      <number:text> </number:text>
      <number:currency-symbol number:rfc-language-tag="ca-ES-valencia" number:language="ca" number:country="ES">₧</number:currency-symbol>
    </number:currency-style>
    <number:currency-style style:name="N157">
      <number:text>-</number:text>
      <number:number number:decimal-places="0" number:min-decimal-places="0" number:min-integer-digits="1" number:grouping="true"/>
      <number:text> </number:text>
      <number:currency-symbol number:rfc-language-tag="ca-ES-valencia" number:language="ca" number:country="ES">₧</number:currency-symbol>
      <style:map style:condition="value()&gt;=0" style:apply-style-name="N157P0"/>
    </number:currency-style>
    <number:currency-style style:name="N158P0" style:volatile="true">
      <number:number number:decimal-places="0" number:min-decimal-places="0" number:min-integer-digits="1" number:grouping="true"/>
      <number:text> </number:text>
      <number:currency-symbol number:rfc-language-tag="ca-ES-valencia" number:language="ca" number:country="ES">₧</number:currency-symbol>
    </number:currency-style>
    <number:currency-style style:name="N15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rfc-language-tag="ca-ES-valencia" number:language="ca" number:country="ES">₧</number:currency-symbol>
      <style:map style:condition="value()&gt;=0" style:apply-style-name="N158P0"/>
    </number:currency-style>
    <number:date-style style:name="N159"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currency-style style:name="N164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6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64P0"/>
    </number:currency-style>
    <number:percentage-style style:name="N165">
      <number:number number:decimal-places="0" number:min-decimal-places="0" number:min-integer-digits="1"/>
      <number:text>%</number:text>
    </number:percentage-style>
    <number:number-style style:name="N166">
      <number:number number:decimal-places="2" number:min-decimal-places="2" number:min-integer-digits="2" number:grouping="true"/>
    </number:number-style>
    <number:number-style style:name="N167P0" style:volatile="true">
      <number:number number:decimal-places="2" number:min-decimal-places="2" number:min-integer-digits="1" number:grouping="true"/>
    </number:number-style>
    <number:number-style style:name="N167">
      <number:text>-</number:text>
      <number:number number:decimal-places="2" number:min-decimal-places="2" number:min-integer-digits="1" number:grouping="true"/>
      <style:map style:condition="value()&gt;=0" style:apply-style-name="N167P0"/>
    </number:number-style>
    <number:percentage-style style:name="N168">
      <number:number number:decimal-places="1" number:min-decimal-places="1" number:min-integer-digits="1"/>
      <number:text>%</number:text>
    </number:percentage-style>
    <number:number-style style:name="N169">
      <number:text>78E0040</number:text>
    </number:number-style>
    <number:number-style style:name="N170">
      <number:text>78E0088</number:text>
    </number:number-style>
    <number:number-style style:name="N171">
      <number:number number:decimal-places="2" number:min-decimal-places="2" number:min-integer-digits="2"/>
    </number:number-style>
    <number:number-style style:name="N172">
      <number:number number:decimal-places="1" number:min-decimal-places="1" number:min-integer-digits="1"/>
    </number:number-style>
    <number:date-style style:name="N173">
      <number:month number:style="long"/>
      <number:text> </number:text>
      <number:year number:style="long"/>
    </number:date-style>
    <number:currency-style style:name="N175P0" style:volatile="true">
      <number:number number:decimal-places="0" number:min-decimal-places="0" number:min-integer-digits="1"/>
      <number:text> </number:text>
      <number:currency-symbol>€</number:currency-symbol>
    </number:currency-style>
    <number:currency-style style:name="N175">
      <style:text-properties fo:color="#ff0000"/>
      <number:text>-</number:text>
      <number:number number:decimal-places="0" number:min-decimal-places="0" number:min-integer-digits="1"/>
      <number:text> </number:text>
      <number:currency-symbol>€</number:currency-symbol>
      <style:map style:condition="value()&gt;=0" style:apply-style-name="N175P0"/>
    </number:currency-style>
    <number:date-style style:name="N10104" number:language="es" number:country="ES">
      <number:year number:style="long"/>
    </number:date-style>
    <number:currency-style style:name="N10106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6P0"/>
    </number:currency-style>
    <number:currency-style style:name="N10108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0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number:date-style style:name="N10110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10" number:language="es" number:country="ES">
      <number:text-content/>
      <style:map style:condition="value()&lt;=1.7976931348623157E+308" style:apply-style-name="N10110P0"/>
    </number:text-style>
    <number:percentage-style style:name="N10111" number:language="es" number:country="ES">
      <number:number number:decimal-places="0" number:min-decimal-places="0" number:min-integer-digits="1"/>
      <number:text>%</number:text>
    </number:percentage-style>
    <number:currency-style style:name="N10112" number:language="es" number:country="ES">
      <number:number number:decimal-places="5" number:min-decimal-places="3" number:min-integer-digits="0" number:decimal-replacement=""/>
      <number:text> </number:text>
      <number:currency-symbol number:language="es" number:country="ES">€</number:currency-symbol>
    </number:currency-style>
    <number:currency-style style:name="N10113" number:language="es" number:country="ES">
      <number:number number:decimal-places="0" number:min-decimal-places="0" number:min-integer-digits="5" number:grouping="true"/>
      <number:text> </number:text>
      <number:currency-symbol number:language="es" number:country="ES">€</number:currency-symbol>
    </number:currency-style>
    <number:date-style style:name="N10114" number:language="es" number:country="ES">
      <number:day number:style="long"/>
      <number:text> de </number:text>
      <number:month number:style="long" number:textual="true"/>
      <number:text> de </number:text>
      <number:year number:style="long"/>
    </number:date-style>
    <number:currency-style style:name="N2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105P0"/>
    </number:currency-style>
    <number:currency-style style:name="N20107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07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07P0"/>
    </number:currency-style>
    <number:date-style style:name="N20108" number:language="ca" number:country="ES">
      <number:year number:style="long"/>
    </number:date-style>
    <number:date-style style:name="N30104" number:rfc-language-tag="es-ES-u-co-trad" number:language="es" number:country="ES">
      <number:year number:style="long"/>
    </number:date-style>
    <number:currency-style style:name="N30106P0" style:volatile="true" number:rfc-language-tag="es-ES-u-co-trad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0106" number:rfc-language-tag="es-ES-u-co-trad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0106P0"/>
    </number:currency-style>
    <number:date-style style:name="N40104" number:rfc-language-tag="ca-ES-valencia" number:language="ca" number:country="ES">
      <number:year number:style="long"/>
    </number:date-style>
    <number:currency-style style:name="N40106P0" style:volatile="true" number:rfc-language-tag="ca-ES-valencia" number:language="ca" number:country="ES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40106" number:rfc-language-tag="ca-ES-valencia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40106P0"/>
    </number:currency-style>
    <number:date-style style:name="N50112" number:language="ja" number:country="JP" number:transliteration-format="一" number:transliteration-language="ja" number:transliteration-country="JP" number:transliteration-style="short">
      <number:month/>
      <number:text>ian</number:text>
      <number:year number:style="long"/>
    </number:date-style>
    <number:date-style style:name="N50113" number:language="ja" number:country="JP" number:transliteration-format="一" number:transliteration-language="ja" number:transliteration-country="JP" number:transliteration-style="short">
      <number:month/>
      <number:text>*ian</number:text>
      <number:year number:style="long"/>
    </number:date-style>
    <number:date-style style:name="N60121" number:language="en" number:country="US">
      <number:year number:style="long"/>
    </number:date-style>
    <number:date-style style:name="N60122" number:language="en" number:country="US">
      <number:month/>
      <number:text>/</number:text>
      <number:day/>
      <number:text>/</number:text>
      <number:year number:style="long"/>
    </number:date-style>
    <number:date-style style:name="N70107" number:language="cs" number:country="CZ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2">
      <style:paragraph-properties fo:margin-left="0.018cm" fo:margin-right="0cm" fo:line-height="0.423cm" fo:text-align="justify" style:justify-single-word="false" fo:text-indent="-0.018cm" style:auto-text-indent="false" fo:break-before="page" style:text-autospace="none">
        <style:tab-stops/>
      </style:paragraph-properties>
      <style:text-properties style:font-name="Arial2" fo:font-size="9pt" fo:language="es" fo:country="ES" fo:font-weight="normal" style:font-size-asian="9pt" style:font-weight-asian="normal" style:font-size-complex="9pt" style:font-weight-complex="normal"/>
    </style:style>
    <style:style style:name="MP2" style:family="paragraph" style:parent-style-name="Heading_20_2">
      <style:paragraph-properties fo:margin-left="0.018cm" fo:margin-right="0cm" fo:line-height="0.423cm" fo:text-align="justify" style:justify-single-word="false" fo:text-indent="-0.018cm" style:auto-text-indent="false" style:text-autospace="none">
        <style:tab-stops/>
      </style:paragraph-properties>
      <style:text-properties style:font-name="Arial2" fo:font-size="9pt" fo:letter-spacing="-0.005cm" fo:language="es" fo:country="ES" style:text-underline-style="none" fo:font-weight="normal" style:font-name-asian="Courier New" style:font-size-asian="9pt" style:font-weight-asian="normal" style:font-name-complex="Courier New" style:font-size-complex="9pt" style:font-weight-complex="normal"/>
    </style:style>
    <style:style style:name="MP3" style:family="paragraph" style:parent-style-name="Frame_20_contents">
      <style:paragraph-properties fo:margin-top="0cm" fo:margin-bottom="0cm" style:contextual-spacing="false" fo:text-align="justify" style:justify-single-word="false"/>
      <style:text-properties fo:color="#333333" loext:opacity="100%" fo:font-size="15.1999998092651pt" fo:font-weight="bold" style:font-size-asian="15.1999998092651pt" style:font-weight-asian="bold" style:font-size-complex="15.1999998092651pt" style:font-weight-complex="bold"/>
    </style:style>
    <style:style style:name="MP4" style:family="paragraph" style:parent-style-name="Frame_20_contents">
      <style:paragraph-properties fo:margin-top="0cm" fo:margin-bottom="0cm" style:contextual-spacing="false" fo:text-align="justify" style:justify-single-word="false"/>
      <style:text-properties fo:color="#333333" loext:opacity="100%" fo:font-size="9.80000019073486pt" fo:font-weight="normal" style:font-size-asian="9.80000019073486pt" style:font-weight-asian="normal" style:font-size-complex="9.80000019073486pt" style:font-weight-complex="normal"/>
    </style:style>
    <style:style style:name="MP5" style:family="paragraph" style:parent-style-name="Frame_20_contents">
      <style:paragraph-properties fo:margin-top="0cm" fo:margin-bottom="0cm" style:contextual-spacing="false" fo:text-align="justify" style:justify-single-word="false"/>
      <style:text-properties fo:color="#333333" loext:opacity="100%" fo:font-size="9.5pt" fo:font-weight="normal" style:font-size-asian="9.5pt" style:font-weight-asian="normal" style:font-size-complex="9.5pt" style:font-weight-complex="normal"/>
    </style:style>
    <style:style style:name="Mfr1" style:family="graphic" style:parent-style-name="Frame">
      <style:graphic-properties style:protect="content size position" style:vertical-pos="from-top" style:vertical-rel="page" style:horizontal-pos="from-left" style:horizontal-rel="page" fo:padding="0cm" fo:border="none" style:shadow="none" draw:shadow-opacity="100%"/>
    </style:style>
    <style:style style:name="Mfr2" style:family="graphic" style:parent-style-name="Graphics">
      <style:graphic-properties style:protect="content size position" style:wrap="run-through" style:number-wrapped-paragraphs="no-limit"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.701cm" fo:margin-bottom="2cm" fo:margin-left="2.499cm" fo:margin-right="2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4.001cm" fo:margin-bottom="2cm" fo:margin-left="2.7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Bitmap_20_1" style:repeat="no-repeat" draw:fill-image-ref-point="center" style:footnote-max-height="0cm" loext:margin-gutter="0cm">
        <style:background-image xlink:href="Pictures/10000000000000AE0000016D13CC4E16F013F471.png" xlink:type="simple" xlink:actuate="onLoad" style:position="center center" style:repeat="no-repeat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838cm" fo:margin-left="0cm" fo:margin-right="0cm" fo:margin-bottom="0.499cm" style:dynamic-spacing="fals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3.701cm" fo:margin-bottom="2cm" fo:margin-left="2.499cm" fo:margin-right="2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799cm" fo:margin-left="0cm" fo:margin-right="0cm" fo:margin-bottom="0.499cm" style:dynamic-spacing="false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bitmap" draw:background-size="border" draw:fill-image-name="Bitmap_20_1" style:repeat="no-repeat" draw:fill-image-ref-point="center"/>
    </style:style>
  </office:automatic-styles>
  <office:master-styles>
    <style:master-page style:name="Standard" style:page-layout-name="Mpm1" draw:style-name="Mdp1"/>
    <style:master-page style:name="HTML" style:page-layout-name="Mpm2" draw:style-name="Mdp2"/>
    <style:master-page style:name="PaginaDerecha_5f_plantilla" style:display-name="PaginaDerecha_plantilla" style:page-layout-name="Mpm3" draw:style-name="Mdp3" style:next-style-name="PaginaIzquierda_5f_plantilla">
      <style:header>
        <text:h text:style-name="MP1" text:outline-level="2"/>
        <text:h text:style-name="MP2" text:outline-level="2"><draw:frame draw:style-name="Mfr1" draw:name="Marco8" text:anchor-type="paragraph" svg:x="2.401cm" svg:y="1.9cm" svg:width="6.69cm" draw:z-index="0"><draw:text-box fo:min-height="1.08cm"><text:p text:style-name="MP3">AJUNTAMENT D'ONDA</text:p><text:p text:style-name="MP4">12200 ONDA (CASTELLÓ)</text:p></draw:text-box></draw:frame><draw:frame draw:style-name="Mfr1" draw:name="Marco7" text:anchor-type="paragraph" svg:x="16.799cm" svg:y="1.9cm" svg:width="2.963cm" draw:z-index="1"><draw:text-box fo:min-height="1.533cm"><text:p text:style-name="MP5">El Pla, 1</text:p><text:p text:style-name="MP5">Tel: 964 600 050</text:p><text:p text:style-name="MP5">Fax: 964 604 133</text:p><text:p text:style-name="MP5">NIF: P-1208400-J</text:p></draw:text-box></draw:frame><draw:frame draw:style-name="Mfr2" draw:name="gráficos5" text:anchor-type="paragraph" svg:x="1.101cm" svg:y="1.499cm" svg:width="0.88cm" svg:height="1.499cm" draw:z-index="2"><draw:image xlink:href="Pictures/100000000000049E000007DDBD451BC22AB97788.gif" xlink:type="simple" xlink:show="embed" xlink:actuate="onLoad" draw:mime-type="image/gif"/></draw:frame></text:h>
      </style:header>
    </style:master-page>
    <style:master-page style:name="PaginaIzquierda_5f_plantilla" style:display-name="PaginaIzquierda_plantilla" style:page-layout-name="Mpm4" draw:style-name="Mdp1" style:next-style-name="PaginaDerecha_5f_plantilla">
      <style:header>
        <text:p text:style-name="Header"><draw:frame draw:style-name="Mfr1" draw:name="Marco5" text:anchor-type="paragraph" svg:x="16.799cm" svg:y="1.9cm" svg:width="2.963cm" draw:z-index="0"><draw:text-box fo:min-height="1.533cm"><text:p text:style-name="MP5">El Pla, 1</text:p><text:p text:style-name="MP5">Tel: 964 600 050</text:p><text:p text:style-name="MP5">Fax: 964 604 133</text:p><text:p text:style-name="MP5">NIF: P-1208400-J</text:p></draw:text-box></draw:frame><draw:frame draw:style-name="Mfr1" draw:name="Marco6" text:anchor-type="paragraph" svg:x="2.401cm" svg:y="1.9cm" svg:width="6.69cm" draw:z-index="0"><draw:text-box fo:min-height="1.08cm"><text:p text:style-name="MP3">AJUNTAMENT D'ONDA</text:p><text:p text:style-name="MP4">12200 ONDA (CASTELLÓ)</text:p></draw:text-box></draw:frame><draw:frame draw:style-name="Mfr2" draw:name="gráficos4" text:anchor-type="paragraph" svg:x="1.101cm" svg:y="1.499cm" svg:width="0.88cm" svg:height="1.499cm" draw:z-index="0"><draw:image xlink:href="Pictures/100000000000049E000007DDBD451BC22AB97788.gif" xlink:type="simple" xlink:show="embed" xlink:actuate="onLoad" draw:mime-type="image/gif"/></draw:frame></text:p>
      </style:header>
      <style:header-left>
        <text:p text:style-name="Header"/>
      </style:header-left>
    </style:master-page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0H2M58S</meta:editing-duration>
    <meta:editing-cycles>175</meta:editing-cycles>
    <meta:generator>LibreOffice/7.4.6.2$Windows_X86_64 LibreOffice_project/5b1f5509c2decdade7fda905e3e1429a67acd63d</meta:generator>
    <dc:date>2025-09-12T09:21:40.029000000</dc:date>
    <meta:document-statistic meta:table-count="0" meta:image-count="2" meta:object-count="0" meta:page-count="1" meta:paragraph-count="23" meta:word-count="113" meta:character-count="755" meta:non-whitespace-character-count="654"/>
    <meta:user-defined meta:name="Información 1"/>
    <meta:user-defined meta:name="Información 2"/>
    <meta:user-defined meta:name="Información 3"/>
    <meta:user-defined meta:name="Información 4"/>
  </office:meta>
</office:document-meta>
</file>